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3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.3cm" loext:decorative="false"/>
    </style:style>
    <style:style style:name="gr3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8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000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" style:family="graphic" style:parent-style-name="objectwithoutfill">
      <style:graphic-properties svg:stroke-width="0.03cm" svg:stroke-color="#0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" style:family="graphic" style:parent-style-name="objectwithoutfill">
      <style:graphic-properties svg:stroke-width="0.03cm" svg:stroke-color="#8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7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2.65cm" fo:min-width="0.9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19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0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23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27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29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0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24cm" fo:min-width="0.788cm" fo:padding-top="0.13cm" fo:padding-bottom="0.13cm" fo:padding-left="0.255cm" fo:padding-right="0.255cm" draw:shadow-opacity="0%" loext:decorative="false"/>
    </style:style>
    <style:style style:name="gr3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44cm" fo:min-width="0.788cm" fo:padding-top="0.13cm" fo:padding-bottom="0.13cm" fo:padding-left="0.255cm" fo:padding-right="0.255cm" draw:shadow-opacity="0%" loext:decorative="false"/>
    </style:style>
    <style:style style:name="gr3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39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40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41" style:family="graphic" style:parent-style-name="standard">
      <style:graphic-properties draw:textarea-vertical-align="middle" loext:decorative="false"/>
    </style:style>
    <style:style style:name="gr42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43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6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47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49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0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51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2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1cm" fo:padding-bottom="0.01cm" fo:padding-left="0.01cm" fo:padding-right="0.01cm" loext:decorative="false"/>
      <style:paragraph-properties style:writing-mode="lr-tb"/>
    </style:style>
    <style:style style:name="gr54" style:family="graphic" style:parent-style-name="standard">
      <style:graphic-properties draw:fill-color="#c0c0c0" draw:textarea-vertical-align="middle" loext:decorative="false"/>
    </style:style>
    <style:style style:name="gr55" style:family="graphic" style:parent-style-name="standard">
      <style:graphic-properties svg:stroke-color="#000000" draw:fill-color="#333333" draw:textarea-horizontal-align="center" draw:textarea-vertical-align="middle" loext:decorative="false"/>
    </style:style>
    <style:style style:name="gr56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7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8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9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0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61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26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13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0.77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00" draw:textarea-horizontal-align="center" draw:textarea-vertical-align="middle" loext:decorative="false"/>
    </style:style>
    <style:style style:name="gr6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9cm" fo:min-width="0.13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4cm" fo:min-width="1.691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084cm" fo:min-width="0.09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1.00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1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2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3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4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5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6" style:family="graphic" style:parent-style-name="objectwithoutfill">
      <style:graphic-properties svg:stroke-width="0.02cm" svg:stroke-color="#8000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7" style:family="graphic" style:parent-style-name="objectwithoutfill">
      <style:graphic-properties svg:stroke-width="0.02cm" svg:stroke-color="#cccc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8" style:family="graphic" style:parent-style-name="objectwithoutfill">
      <style:graphic-properties svg:stroke-width="0.02cm" svg:stroke-color="#00008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79" style:family="graphic" style:parent-style-name="standard">
      <style:graphic-properties svg:stroke-width="0.07cm" svg:stroke-color="#00ff00" draw:marker-start-width="0.46cm" draw:marker-end-width="0.46cm" draw:fill-color="#ffffff" draw:textarea-vertical-align="middle" fo:padding-top="0.16cm" fo:padding-bottom="0.16cm" fo:padding-left="0.285cm" fo:padding-right="0.285cm" loext:decorative="false"/>
    </style:style>
    <style:style style:name="gr8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loext:decorative="false"/>
      <style:paragraph-properties style:writing-mode="lr-tb"/>
    </style:style>
    <style:style style:name="gr83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 loext:decorative="false"/>
    </style:style>
    <style:style style:name="gr84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8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86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87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8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 loext:decorative="false"/>
    </style:style>
    <style:style style:name="gr89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90" style:family="graphic" style:parent-style-name="standard">
      <style:graphic-properties draw:textarea-horizontal-align="center" draw:textarea-vertical-align="middle" loext:decorative="false"/>
    </style:style>
    <style:style style:name="gr91" style:family="graphic" style:parent-style-name="objectwithoutfill">
      <style:graphic-properties svg:stroke-width="0.03cm" svg:stroke-color="#000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92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68cm" fo:min-width="0.121cm" fo:padding-top="0.02cm" fo:padding-bottom="0.02cm" fo:padding-left="0.02cm" fo:padding-right="0.02cm" loext:decorative="false"/>
      <style:paragraph-properties style:writing-mode="lr-tb"/>
    </style:style>
    <style:style style:name="gr94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9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objectwithoutfill">
      <style:graphic-properties svg:stroke-width="0.02cm" svg:stroke-color="#0000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97" style:family="graphic" style:parent-style-name="objectwithoutfill">
      <style:graphic-properties svg:stroke-width="0.02cm" svg:stroke-color="#e6e6ff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98" style:family="graphic" style:parent-style-name="objectwithoutfill">
      <style:graphic-properties svg:stroke-width="0.05cm" svg:stroke-color="#808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99" style:family="graphic" style:parent-style-name="objectwithoutfill">
      <style:graphic-properties svg:stroke-width="0.05cm" svg:stroke-color="#944794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00" style:family="graphic" style:parent-style-name="objectwithoutfill">
      <style:graphic-properties svg:stroke-width="0.02cm" svg:stroke-color="#00008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01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02" style:family="graphic" style:parent-style-name="objectwithoutfill">
      <style:graphic-properties svg:stroke-width="0.02cm" svg:stroke-color="#cccc00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03" style:family="graphic" style:parent-style-name="objectwithoutfill">
      <style:graphic-properties svg:stroke-width="0.02cm" svg:stroke-color="#ff6633" draw:marker-start-width="0.37cm" draw:marker-end-width="0.37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04" style:family="graphic" style:parent-style-name="standard">
      <style:graphic-properties draw:stroke="none" draw:fill="none" draw:fill-color="#ffffff" draw:textarea-horizontal-align="center" draw:textarea-vertical-align="middle" draw:auto-grow-height="false" draw:fit-to-size="true" style:shrink-to-fit="false" fo:padding-top="0.01cm" fo:padding-bottom="0.01cm" fo:padding-left="0.01cm" fo:padding-right="0.01cm" loext:decorative="false"/>
      <style:paragraph-properties style:writing-mode="lr-tb"/>
    </style:style>
    <style:style style:name="gr105" style:family="graphic" style:parent-style-name="standard">
      <style:graphic-properties svg:stroke-color="#800000" draw:fill="solid" draw:fill-color="#800000" draw:textarea-horizontal-align="justify" draw:textarea-vertical-align="middle" draw:auto-grow-height="false" fo:min-height="0cm" fo:min-width="0cm" loext:decorative="false"/>
    </style:style>
    <style:style style:name="gr106" style:family="graphic" style:parent-style-name="standard">
      <style:graphic-properties svg:stroke-color="#ff6633" draw:fill="solid" draw:fill-color="#ff6633" draw:textarea-horizontal-align="justify" draw:textarea-vertical-align="middle" draw:auto-grow-height="false" fo:min-height="0cm" fo:min-width="0cm" loext:decorative="false"/>
    </style:style>
    <style:style style:name="gr107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1cm" loext:decorative="false"/>
    </style:style>
    <style:style style:name="gr10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3cm" fo:padding-right="0.0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 draw:fill-color="#ffffff"/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hatch" draw:fill-color="#c0c0c0" draw:fill-hatch-name="Hatch15" draw:fill-hatch-solid="true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12" style:family="paragraph">
      <loext:graphic-properties draw:fill="hatch" draw:fill-hatch-name="Black_20_90_20_Degrees"/>
      <style:paragraph-properties fo:text-align="center"/>
    </style:style>
    <style:style style:name="P1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9" style:family="paragraph">
      <loext:graphic-properties draw:fill-color="#808080" draw:opacity="100%"/>
      <style:paragraph-properties fo:text-align="center"/>
    </style:style>
    <style:style style:name="P20" style:family="paragraph">
      <loext:graphic-properties draw:fill-color="#c0c0c0" draw:opacity="100%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loext:graphic-properties draw:fill="solid" draw:fill-color="#cccccc"/>
      <style:paragraph-properties fo:text-align="center"/>
    </style:style>
    <style:style style:name="P23" style:family="paragraph">
      <loext:graphic-properties draw:fill="none" draw:fill-color="#ffffff"/>
      <style:text-properties style:font-name="Gill Sans MT Condensed" fo:font-size="6pt" style:font-size-asian="6pt" style:font-size-complex="6pt"/>
    </style:style>
    <style:style style:name="P24" style:family="paragraph">
      <loext:graphic-properties draw:fill-color="#c0c0c0"/>
      <style:paragraph-properties fo:text-align="center"/>
    </style:style>
    <style:style style:name="P25" style:family="paragraph">
      <loext:graphic-properties draw:fill-color="#333333"/>
      <style:paragraph-properties fo:text-align="center"/>
      <style:text-properties fo:font-size="6pt"/>
    </style:style>
    <style:style style:name="P26" style:family="paragraph">
      <style:paragraph-properties fo:text-align="center"/>
      <style:text-properties fo:font-size="6pt"/>
    </style:style>
    <style:style style:name="P2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2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29" style:family="paragraph">
      <loext:graphic-properties draw:fill-color="#ffff00"/>
      <style:paragraph-properties fo:text-align="center"/>
      <style:text-properties fo:font-size="6pt"/>
    </style:style>
    <style:style style:name="P30" style:family="paragraph">
      <loext:graphic-properties draw:fill="none" draw:fill-color="#ffffff"/>
      <style:text-properties style:font-name="Arial" fo:font-size="2pt" style:font-size-asian="2pt" style:font-size-complex="2pt"/>
    </style:style>
    <style:style style:name="P3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32" style:family="paragraph">
      <loext:graphic-properties draw:fill="none" draw:fill-color="#ffffff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4" style:family="paragraph">
      <loext:graphic-properties draw:fill="none" draw:fill-color="#ffffff"/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P35" style:family="paragraph">
      <loext:graphic-properties draw:fill-color="#f0ffff" draw:opacity="100%"/>
      <style:paragraph-properties fo:text-align="center"/>
    </style:style>
    <style:style style:name="P36" style:family="paragraph">
      <loext:graphic-properties draw:fill="none" draw:fill-color="#ffffff"/>
      <style:text-properties style:font-name="Calibri" fo:font-size="6pt" style:font-size-asian="6pt" style:font-size-complex="6pt"/>
    </style:style>
    <style:style style:name="P3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P38" style:family="paragraph">
      <loext:graphic-properties draw:fill="solid" draw:fill-color="#800000"/>
      <style:paragraph-properties fo:text-align="center"/>
    </style:style>
    <style:style style:name="P39" style:family="paragraph">
      <loext:graphic-properties draw:fill="solid" draw:fill-color="#ff6633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T2" style:family="text"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T3" style:family="text"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T4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Segoe UI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69999980926514pt" style:font-name-complex="Segoe UI" style:font-size-complex="6.69999980926514pt" style:text-scale="100%" style:text-overline-style="none" style:text-overline-color="font-color"/>
    </style:style>
    <style:style style:name="T11" style:family="text">
      <style:text-properties style:font-name="Gill Sans MT Condensed" fo:font-size="6pt" style:font-size-asian="6pt" style:font-size-complex="6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13" style:family="text">
      <style:text-properties style:font-name="Arial" fo:font-size="2pt" style:font-size-asian="2pt" style:font-size-complex="2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8" style:family="text"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T19" style:family="text">
      <style:text-properties style:font-name="Calibri" fo:font-size="6pt" style:font-size-asian="6pt" style:font-size-complex="6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1cm" svg:x="13.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cm" svg:x="15.1cm" svg:y="6.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696cm" svg:y1="4.19cm" svg:x2="18.896cm" svg:y2="4.19cm">
          <text:p/>
        </draw:line>
        <draw:line draw:style-name="gr4" draw:text-style-name="P2" draw:layer="layout" svg:x1="18.896cm" svg:y1="4.489cm" svg:x2="18.696cm" svg:y2="4.489cm">
          <text:p/>
        </draw:line>
        <draw:line draw:style-name="gr5" draw:text-style-name="P2" draw:layer="layout" svg:x1="18.696cm" svg:y1="3.89cm" svg:x2="18.896cm" svg:y2="3.89cm">
          <text:p/>
        </draw:line>
        <draw:line draw:style-name="gr6" draw:text-style-name="P2" draw:layer="layout" svg:x1="18.896cm" svg:y1="3.59cm" svg:x2="18.696cm" svg:y2="3.59cm">
          <text:p/>
        </draw:line>
        <draw:line draw:style-name="gr3" draw:text-style-name="P2" draw:layer="layout" svg:x1="15.604cm" svg:y1="4.21cm" svg:x2="16.3cm" svg:y2="4.205cm">
          <text:p/>
        </draw:line>
        <draw:line draw:style-name="gr4" draw:text-style-name="P2" draw:layer="layout" svg:x1="16.3cm" svg:y1="4.506cm" svg:x2="15.604cm" svg:y2="4.511cm">
          <text:p/>
        </draw:line>
        <draw:line draw:style-name="gr5" draw:text-style-name="P2" draw:layer="layout" svg:x1="15.601cm" svg:y1="3.906cm" svg:x2="16.3cm" svg:y2="3.903cm">
          <text:p/>
        </draw:line>
        <draw:line draw:style-name="gr6" draw:text-style-name="P2" draw:layer="layout" svg:x1="16.301cm" svg:y1="3.601cm" svg:x2="15.608cm" svg:y2="3.601cm">
          <text:p/>
        </draw:line>
        <draw:frame draw:style-name="gr7" draw:text-style-name="P3" draw:layer="layout" svg:width="0.401cm" svg:height="0.3cm" svg:x="15.703cm" svg:y="3.347cm">
          <draw:text-box>
            <text:p><text:span text:style-name="T1">+5V</text:span></text:p>
          </draw:text-box>
        </draw:frame>
        <draw:frame draw:style-name="gr7" draw:text-style-name="P4" draw:layer="layout" svg:width="0.494cm" svg:height="0.28cm" svg:x="15.709cm" svg:y="3.966cm">
          <draw:text-box>
            <text:p><text:span text:style-name="T2">SDA</text:span></text:p>
          </draw:text-box>
        </draw:frame>
        <draw:frame draw:style-name="gr7" draw:text-style-name="P5" draw:layer="layout" svg:width="0.494cm" svg:height="0.281cm" svg:x="15.709cm" svg:y="4.27cm">
          <draw:text-box>
            <text:p><text:span text:style-name="T3">SCL</text:span></text:p>
          </draw:text-box>
        </draw:frame>
        <draw:frame draw:style-name="gr7" draw:text-style-name="P6" draw:layer="layout" svg:width="0.302cm" svg:height="0.302cm" svg:x="15.703cm" svg:y="3.647cm">
          <draw:text-box>
            <text:p><text:span text:style-name="T4">0V</text:span></text:p>
          </draw:text-box>
        </draw:frame>
        <draw:line draw:style-name="gr3" draw:text-style-name="P2" draw:layer="layout" svg:x1="18.096cm" svg:y1="4.189cm" svg:x2="18.296cm" svg:y2="4.189cm">
          <text:p/>
        </draw:line>
        <draw:line draw:style-name="gr4" draw:text-style-name="P2" draw:layer="layout" svg:x1="18.296cm" svg:y1="4.488cm" svg:x2="18.096cm" svg:y2="4.488cm">
          <text:p/>
        </draw:line>
        <draw:line draw:style-name="gr5" draw:text-style-name="P2" draw:layer="layout" svg:x1="18.096cm" svg:y1="3.889cm" svg:x2="18.296cm" svg:y2="3.889cm">
          <text:p/>
        </draw:line>
        <draw:line draw:style-name="gr6" draw:text-style-name="P2" draw:layer="layout" svg:x1="18.296cm" svg:y1="3.589cm" svg:x2="18.096cm" svg:y2="3.589cm">
          <text:p/>
        </draw:line>
        <draw:line draw:style-name="gr8" draw:text-style-name="P2" draw:layer="layout" svg:x1="14cm" svg:y1="4.6cm" svg:x2="14cm" svg:y2="4.799cm">
          <text:p/>
        </draw:line>
        <draw:line draw:style-name="gr9" draw:text-style-name="P2" draw:layer="layout" svg:x1="14.2cm" svg:y1="4.601cm" svg:x2="14.2cm" svg:y2="4.8cm">
          <text:p/>
        </draw:line>
        <draw:line draw:style-name="gr10" draw:text-style-name="P2" draw:layer="layout" svg:x1="14.4cm" svg:y1="4.601cm" svg:x2="14.4cm" svg:y2="4.8cm">
          <text:p/>
        </draw:line>
        <draw:line draw:style-name="gr11" draw:text-style-name="P2" draw:layer="layout" svg:x1="14.6cm" svg:y1="4.601cm" svg:x2="14.6cm" svg:y2="4.8cm">
          <text:p/>
        </draw:line>
        <draw:line draw:style-name="gr12" draw:text-style-name="P2" draw:layer="layout" svg:x1="14.8cm" svg:y1="4.6cm" svg:x2="14.8cm" svg:y2="4.799cm">
          <text:p/>
        </draw:line>
        <draw:line draw:style-name="gr13" draw:text-style-name="P2" draw:layer="layout" svg:x1="15cm" svg:y1="4.601cm" svg:x2="15cm" svg:y2="4.8cm">
          <text:p/>
        </draw:line>
        <draw:line draw:style-name="gr14" draw:text-style-name="P2" draw:layer="layout" svg:x1="15.2cm" svg:y1="4.601cm" svg:x2="15.2cm" svg:y2="4.8cm">
          <text:p/>
        </draw:line>
        <draw:line draw:style-name="gr15" draw:text-style-name="P2" draw:layer="layout" svg:x1="15.4cm" svg:y1="4.601cm" svg:x2="15.4cm" svg:y2="4.8cm">
          <text:p/>
        </draw:line>
        <draw:line draw:style-name="gr3" draw:text-style-name="P2" draw:layer="layout" svg:x1="13.6cm" svg:y1="4.2cm" svg:x2="13.8cm" svg:y2="4.2cm">
          <text:p/>
        </draw:line>
        <draw:line draw:style-name="gr4" draw:text-style-name="P2" draw:layer="layout" svg:x1="13.8cm" svg:y1="4.499cm" svg:x2="13.6cm" svg:y2="4.499cm">
          <text:p/>
        </draw:line>
        <draw:line draw:style-name="gr5" draw:text-style-name="P2" draw:layer="layout" svg:x1="13.6cm" svg:y1="3.9cm" svg:x2="13.8cm" svg:y2="3.9cm">
          <text:p/>
        </draw:line>
        <draw:line draw:style-name="gr6" draw:text-style-name="P2" draw:layer="layout" svg:x1="13.8cm" svg:y1="3.6cm" svg:x2="13.6cm" svg:y2="3.6cm">
          <text:p/>
        </draw:line>
        <draw:custom-shape draw:style-name="gr16" draw:text-style-name="P1" draw:layer="layout" svg:width="2.2cm" svg:height="1.7cm" svg:x="8.9cm" svg:y="9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cm" svg:height="2.9cm" svg:x="5.8cm" svg:y="2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cm" svg:height="0.9cm" svg:x="9.7cm" svg:y="6.8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4cm" svg:y1="6.3cm" svg:x2="10.4cm" svg:y2="6.4cm">
          <text:p/>
        </draw:line>
        <draw:line draw:style-name="gr19" draw:text-style-name="P2" draw:layer="layout" svg:x1="10cm" svg:y1="6.2cm" svg:x2="10cm" svg:y2="6.4cm">
          <text:p/>
        </draw:line>
        <draw:frame draw:style-name="gr20" draw:text-style-name="P7" draw:layer="layout" svg:width="8.7cm" svg:height="0.3cm" svg:x="2.1cm" svg:y="28.3cm">
          <draw:text-box>
            <text:p><text:file-name text:display="full">G:\github\RCC5V\examples\exampleTurnout2\odg\W2_Sub-D_ESP32_250601.odg</text:file-name></text:p>
          </draw:text-box>
        </draw:frame>
        <draw:g draw:style-name="gr21">
          <draw:polygon draw:style-name="gr22" draw:text-style-name="P8" draw:layer="layout" svg:width="1.599cm" svg:height="0.799cm" svg:x="9.6cm" svg:y="5.3cm" svg:viewBox="0 0 1600 800" draw:points="1600,400 1500,0 0,400 0,800">
            <text:p/>
          </draw:polygon>
          <draw:polygon draw:style-name="gr23" draw:text-style-name="P9" draw:layer="layout" svg:width="1.349cm" svg:height="0.199cm" svg:x="9.7cm" svg:y="6.1cm" svg:viewBox="0 0 1350 200" draw:points="0,0 0,132 415,198 936,200 1350,101 1350,0">
            <text:p/>
          </draw:polygon>
          <draw:rect draw:style-name="gr24" draw:text-style-name="P10" draw:layer="layout" svg:width="0.302cm" svg:height="0.096cm" svg:x="10.519cm" svg:y="6.135cm">
            <text:p/>
          </draw:rect>
          <draw:g draw:style-name="gr25">
            <draw:polygon draw:style-name="gr26" draw:text-style-name="P11" draw:layer="layout" svg:width="1.999cm" svg:height="0.399cm" svg:x="9.2cm" svg:y="5.7cm" svg:viewBox="0 0 2000 400" draw:points="2000,400 2000,0 0,0 1,400">
              <text:p/>
            </draw:polygon>
            <draw:line draw:style-name="gr27" draw:text-style-name="P12" draw:layer="layout" svg:x1="11.2cm" svg:y1="6cm" svg:x2="9.2cm" svg:y2="6cm">
              <text:p/>
            </draw:line>
            <draw:line draw:style-name="gr27" draw:text-style-name="P12" draw:layer="layout" svg:x1="11.2cm" svg:y1="5.8cm" svg:x2="9.2cm" svg:y2="5.8cm">
              <text:p/>
            </draw:line>
          </draw:g>
          <draw:line draw:style-name="gr27" draw:text-style-name="P12" draw:layer="layout" svg:x1="11.126cm" svg:y1="5.404cm" svg:x2="9.7cm" svg:y2="5.8cm">
            <text:p/>
          </draw:line>
          <draw:line draw:style-name="gr27" draw:text-style-name="P12" draw:layer="layout" svg:x1="11.175cm" svg:y1="5.598cm" svg:x2="9.7cm" svg:y2="6cm">
            <text:p/>
          </draw:line>
        </draw:g>
        <draw:frame draw:style-name="gr28" draw:text-style-name="P13" draw:layer="layout" svg:width="0.8cm" svg:height="0.34cm" svg:x="9.2cm" svg:y="5.279cm">
          <draw:text-box>
            <text:p><text:span text:style-name="T5">Turnout</text:span></text:p>
          </draw:text-box>
        </draw:frame>
        <draw:circle draw:style-name="gr29" draw:text-style-name="P14" draw:layer="layout" svg:width="0.1cm" svg:height="0.1cm" svg:x="10.15cm" svg:y="6.4cm">
          <text:p/>
        </draw:circle>
        <draw:circle draw:style-name="gr29" draw:text-style-name="P14" draw:layer="layout" svg:width="0.1cm" svg:height="0.1cm" svg:x="10.35cm" svg:y="6.4cm">
          <text:p/>
        </draw:circle>
        <draw:circle draw:style-name="gr29" draw:text-style-name="P14" draw:layer="layout" svg:width="0.1cm" svg:height="0.1cm" svg:x="9.95cm" svg:y="6.4cm">
          <text:p/>
        </draw:circle>
        <draw:line draw:style-name="gr30" draw:text-style-name="P2" draw:layer="layout" svg:x1="10.2cm" svg:y1="6.3cm" svg:x2="10.2cm" svg:y2="6.4cm">
          <text:p/>
        </draw:line>
        <draw:custom-shape draw:style-name="gr31" draw:text-style-name="P15" draw:layer="layout" svg:width="1.298cm" svg:height="0.5cm" svg:x="1.301cm" svg:y="2.8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0.7cm" svg:height="0.489cm" svg:x="1.6cm" svg:y="2.8cm">
          <draw:text-box>
            <text:p><text:span text:style-name="T6">Trafo</text:span></text:p>
          </draw:text-box>
        </draw:frame>
        <draw:line draw:style-name="gr33" draw:text-style-name="P2" draw:layer="layout" svg:x1="2.6cm" svg:y1="3.3cm" svg:x2="1.3cm" svg:y2="3.9cm">
          <text:p/>
        </draw:line>
        <draw:frame draw:style-name="gr34" draw:text-style-name="P17" draw:layer="layout" svg:width="0.552cm" svg:height="0.28cm" svg:x="1.449cm" svg:y="3.368cm">
          <draw:text-box>
            <text:p><text:span text:style-name="T7">230~</text:span></text:p>
          </draw:text-box>
        </draw:frame>
        <draw:frame draw:style-name="gr35" draw:text-style-name="P17" draw:layer="layout" svg:width="0.5cm" svg:height="0.5cm" svg:x="2.1cm" svg:y="3.5cm">
          <draw:text-box>
            <text:p><text:span text:style-name="T7">18V~</text:span></text:p>
            <text:p><text:span text:style-name="T7">2,9A</text:span></text:p>
          </draw:text-box>
        </draw:frame>
        <draw:custom-shape draw:style-name="gr36" draw:text-style-name="P15" draw:layer="layout" svg:width="1.298cm" svg:height="0.7cm" svg:x="1.301cm" svg:y="3.3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0.4cm" svg:height="0.25cm" svg:x="2.799cm" svg:y="3.55cm">
          <draw:text-box>
            <text:p><text:span text:style-name="T8">blue</text:span></text:p>
          </draw:text-box>
        </draw:frame>
        <draw:frame draw:style-name="gr37" draw:text-style-name="P18" draw:layer="layout" svg:width="1.001cm" svg:height="0.25cm" svg:x="2.699cm" svg:y="3.25cm">
          <draw:text-box>
            <text:p><text:span text:style-name="T9">yellow </text:span><text:span text:style-name="T10">→</text:span><text:span text:style-name="T8"> violet</text:span></text:p>
          </draw:text-box>
        </draw:frame>
        <draw:g draw:style-name="gr25">
          <draw:rect draw:style-name="gr38" draw:text-style-name="P19" draw:layer="layout" svg:width="0.502cm" svg:height="0.7cm" draw:transform="rotate (1.5707963267949) translate (9.85cm 7.65cm)">
            <text:p/>
          </draw:rect>
          <draw:rect draw:style-name="gr39" draw:text-style-name="P20" draw:layer="layout" svg:width="0.4cm" svg:height="0.6cm" draw:transform="rotate (1.5707963267949) translate (9.9cm 7.602cm)">
            <text:p/>
          </draw:rect>
          <draw:circle draw:style-name="gr40" draw:text-style-name="P21" draw:layer="layout" svg:width="0.1cm" svg:height="0.1cm" draw:transform="rotate (1.5707963267949) translate (9.95cm 7.552cm)">
            <text:p/>
          </draw:circle>
          <draw:circle draw:style-name="gr40" draw:text-style-name="P21" draw:layer="layout" svg:width="0.1cm" svg:height="0.1cm" draw:transform="rotate (1.5707963267949) translate (9.95cm 7.352cm)">
            <text:p/>
          </draw:circle>
          <draw:circle draw:style-name="gr40" draw:text-style-name="P21" draw:layer="layout" svg:width="0.1cm" svg:height="0.1cm" draw:transform="rotate (1.5707963267949) translate (10.15cm 7.552cm)">
            <text:p/>
          </draw:circle>
          <draw:circle draw:style-name="gr40" draw:text-style-name="P21" draw:layer="layout" svg:width="0.1cm" svg:height="0.1cm" draw:transform="rotate (1.5707963267949) translate (10.15cm 7.352cm)">
            <text:p/>
          </draw:circle>
          <draw:circle draw:style-name="gr40" draw:text-style-name="P21" draw:layer="layout" svg:width="0.1cm" svg:height="0.1cm" draw:transform="rotate (1.5707963267949) translate (10.35cm 7.552cm)">
            <text:p/>
          </draw:circle>
          <draw:circle draw:style-name="gr40" draw:text-style-name="P21" draw:layer="layout" svg:width="0.1cm" svg:height="0.1cm" draw:transform="rotate (1.5707963267949) translate (10.35cm 7.352cm)">
            <text:p/>
          </draw:circle>
          <draw:rect draw:style-name="gr41" draw:text-style-name="P1" draw:layer="layout" svg:width="0.05cm" svg:height="0.2cm" draw:transform="rotate (1.5707963267949) translate (10.1cm 7.2cm)">
            <text:p/>
          </draw:rect>
        </draw:g>
        <draw:g draw:style-name="gr21">
          <draw:g draw:style-name="gr21">
            <draw:custom-shape draw:style-name="gr42" draw:text-style-name="P22" draw:layer="layout" svg:width="0.14cm" svg:height="0.14cm" svg:x="9.93cm" svg:y="6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3" draw:text-style-name="P2" draw:layer="layout" svg:x1="10.054cm" svg:y1="6.927cm" svg:x2="9.933cm" svg:y2="6.994cm">
              <text:p/>
            </draw:line>
            <draw:line draw:style-name="gr43" draw:text-style-name="P2" draw:layer="layout" svg:x1="10.065cm" svg:y1="6.945cm" svg:x2="9.945cm" svg:y2="7.014cm">
              <text:p/>
            </draw:line>
          </draw:g>
          <draw:g draw:style-name="gr21">
            <draw:custom-shape draw:style-name="gr42" draw:text-style-name="P22" draw:layer="layout" svg:width="0.14cm" svg:height="0.14cm" svg:x="10.13cm" svg:y="6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3" draw:text-style-name="P2" draw:layer="layout" svg:x1="10.254cm" svg:y1="6.928cm" svg:x2="10.133cm" svg:y2="6.995cm">
              <text:p/>
            </draw:line>
            <draw:line draw:style-name="gr43" draw:text-style-name="P2" draw:layer="layout" svg:x1="10.265cm" svg:y1="6.946cm" svg:x2="10.145cm" svg:y2="7.015cm">
              <text:p/>
            </draw:line>
          </draw:g>
          <draw:g draw:style-name="gr21">
            <draw:custom-shape draw:style-name="gr42" draw:text-style-name="P22" draw:layer="layout" svg:width="0.14cm" svg:height="0.14cm" svg:x="10.331cm" svg:y="6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3" draw:text-style-name="P2" draw:layer="layout" svg:x1="10.455cm" svg:y1="6.929cm" svg:x2="10.334cm" svg:y2="6.996cm">
              <text:p/>
            </draw:line>
            <draw:line draw:style-name="gr43" draw:text-style-name="P2" draw:layer="layout" svg:x1="10.466cm" svg:y1="6.947cm" svg:x2="10.346cm" svg:y2="7.016cm">
              <text:p/>
            </draw:line>
          </draw:g>
        </draw:g>
        <draw:line draw:style-name="gr19" draw:text-style-name="P2" draw:layer="layout" svg:x1="10cm" svg:y1="6.5cm" svg:x2="10cm" svg:y2="6.9cm">
          <text:p/>
        </draw:line>
        <draw:line draw:style-name="gr19" draw:text-style-name="P2" draw:layer="layout" svg:x1="10.4cm" svg:y1="6.5cm" svg:x2="10.4cm" svg:y2="6.9cm">
          <text:p/>
        </draw:line>
        <draw:line draw:style-name="gr30" draw:text-style-name="P2" draw:layer="layout" svg:x1="10.2cm" svg:y1="6.5cm" svg:x2="10.2cm" svg:y2="6.9cm">
          <text:p/>
        </draw:line>
        <draw:frame draw:style-name="gr44" draw:text-style-name="P13" draw:layer="layout" svg:width="0.14cm" svg:height="0.3cm" svg:x="9.7cm" svg:y="7.15cm">
          <draw:text-box>
            <text:p><text:span text:style-name="T5">5</text:span></text:p>
          </draw:text-box>
        </draw:frame>
        <draw:frame draw:style-name="gr44" draw:text-style-name="P13" draw:layer="layout" svg:width="0.14cm" svg:height="0.3cm" svg:x="10.56cm" svg:y="7.15cm">
          <draw:text-box>
            <text:p><text:span text:style-name="T5">1</text:span></text:p>
          </draw:text-box>
        </draw:frame>
        <draw:line draw:style-name="gr45" draw:text-style-name="P2" draw:layer="layout" svg:x1="10.4cm" svg:y1="7.05cm" svg:x2="10.4cm" svg:y2="7.25cm">
          <text:p/>
        </draw:line>
        <draw:line draw:style-name="gr45" draw:text-style-name="P2" draw:layer="layout" svg:x1="10cm" svg:y1="7.05cm" svg:x2="10cm" svg:y2="7.25cm">
          <text:p/>
        </draw:line>
        <draw:line draw:style-name="gr45" draw:text-style-name="P2" draw:layer="layout" svg:x1="10.2cm" svg:y1="7.05cm" svg:x2="10.2cm" svg:y2="7.25cm">
          <text:p/>
        </draw:line>
        <draw:line draw:style-name="gr46" draw:text-style-name="P2" draw:layer="layout" svg:x1="3.2cm" svg:y1="3.8cm" svg:x2="3.8cm" svg:y2="3.8cm">
          <text:p/>
        </draw:line>
        <draw:line draw:style-name="gr46" draw:text-style-name="P2" draw:layer="layout" svg:x1="2.6cm" svg:y1="3.8cm" svg:x2="3.2cm" svg:y2="3.8cm">
          <text:p/>
        </draw:line>
        <draw:polyline draw:style-name="gr47" draw:text-style-name="P2" draw:layer="layout" svg:width="0.605cm" svg:height="0.099cm" draw:transform="rotate (-0.0767944870877513) translate (3.20176574278302cm 3.47705212455739cm)" svg:viewBox="0 0 606 100" draw:points="0,23 299,0 307,100 606,77">
          <text:p/>
        </draw:polyline>
        <draw:polyline draw:style-name="gr48" draw:text-style-name="P2" draw:layer="layout" svg:width="0.899cm" svg:height="1.499cm" svg:x="1.1cm" svg:y="2.2cm" svg:viewBox="0 0 900 1500" draw:points="200,1500 0,1500 0,300 900,300 900,0 400,0">
          <text:p/>
        </draw:polyline>
        <draw:g draw:style-name="gr21">
          <draw:custom-shape draw:style-name="gr49" draw:text-style-name="P9" draw:layer="layout" svg:width="0.229cm" svg:height="0.2cm" svg:x="1.269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9" draw:layer="layout" svg:width="0.115cm" svg:height="0.2cm" svg:x="1.269cm" svg:y="2.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" draw:layer="layout" svg:x1="1.27cm" svg:y1="2.15cm" svg:x2="1.099cm" svg:y2="2.15cm">
            <text:p/>
          </draw:line>
          <draw:line draw:style-name="gr50" draw:text-style-name="P2" draw:layer="layout" svg:x1="1.27cm" svg:y1="2.25cm" svg:x2="1.099cm" svg:y2="2.25cm">
            <text:p/>
          </draw:line>
        </draw:g>
        <draw:line draw:style-name="gr51" draw:text-style-name="P2" draw:layer="layout" svg:x1="2.6cm" svg:y1="3.5cm" svg:x2="3.2cm" svg:y2="3.5cm">
          <text:p/>
        </draw:line>
        <draw:rect draw:style-name="gr52" draw:text-style-name="P14" draw:layer="layout" svg:width="0.2cm" svg:height="0.196cm" svg:x="3.8cm" svg:y="2.906cm">
          <text:p/>
        </draw:rect>
        <draw:frame draw:style-name="gr53" draw:text-style-name="P23" draw:layer="layout" svg:width="0.2cm" svg:height="0.2cm" svg:x="3.8cm" svg:y="2.902cm">
          <draw:text-box>
            <text:p><text:span text:style-name="T11">NS</text:span></text:p>
          </draw:text-box>
        </draw:frame>
        <draw:rect draw:style-name="gr52" draw:text-style-name="P14" draw:layer="layout" svg:width="0.2cm" svg:height="0.196cm" svg:x="3.8cm" svg:y="3.106cm">
          <text:p/>
        </draw:rect>
        <draw:frame draw:style-name="gr53" draw:text-style-name="P23" draw:layer="layout" svg:width="0.2cm" svg:height="0.2cm" svg:x="3.8cm" svg:y="3.102cm">
          <draw:text-box>
            <text:p><text:span text:style-name="T11">WA</text:span></text:p>
          </draw:text-box>
        </draw:frame>
        <draw:rect draw:style-name="gr52" draw:text-style-name="P14" draw:layer="layout" svg:width="0.2cm" svg:height="0.196cm" svg:x="3.8cm" svg:y="3.308cm">
          <text:p/>
        </draw:rect>
        <draw:frame draw:style-name="gr53" draw:text-style-name="P23" draw:layer="layout" svg:width="0.2cm" svg:height="0.2cm" svg:x="3.8cm" svg:y="3.304cm">
          <draw:text-box>
            <text:p><text:span text:style-name="T11">WB</text:span></text:p>
          </draw:text-box>
        </draw:frame>
        <draw:rect draw:style-name="gr52" draw:text-style-name="P14" draw:layer="layout" svg:width="0.2cm" svg:height="0.196cm" svg:x="3.8cm" svg:y="3.506cm">
          <text:p/>
        </draw:rect>
        <draw:frame draw:style-name="gr53" draw:text-style-name="P23" draw:layer="layout" svg:width="0.2cm" svg:height="0.2cm" svg:x="3.8cm" svg:y="3.502cm">
          <draw:text-box>
            <text:p><text:span text:style-name="T11">V+</text:span></text:p>
          </draw:text-box>
        </draw:frame>
        <draw:rect draw:style-name="gr52" draw:text-style-name="P14" draw:layer="layout" svg:width="0.2cm" svg:height="0.196cm" svg:x="3.8cm" svg:y="3.708cm">
          <text:p/>
        </draw:rect>
        <draw:frame draw:style-name="gr53" draw:text-style-name="P23" draw:layer="layout" svg:width="0.2cm" svg:height="0.2cm" svg:x="3.8cm" svg:y="3.704cm">
          <draw:text-box>
            <text:p><text:span text:style-name="T11">V-</text:span></text:p>
          </draw:text-box>
        </draw:frame>
        <draw:rect draw:style-name="gr52" draw:text-style-name="P14" draw:layer="layout" svg:width="0.2cm" svg:height="0.196cm" svg:x="3.8cm" svg:y="3.908cm">
          <text:p/>
        </draw:rect>
        <draw:frame draw:style-name="gr53" draw:text-style-name="P23" draw:layer="layout" svg:width="0.2cm" svg:height="0.2cm" svg:x="3.8cm" svg:y="3.904cm">
          <draw:text-box>
            <text:p><text:span text:style-name="T11">OB</text:span></text:p>
          </draw:text-box>
        </draw:frame>
        <draw:rect draw:style-name="gr52" draw:text-style-name="P14" draw:layer="layout" svg:width="0.2cm" svg:height="0.196cm" svg:x="3.8cm" svg:y="4.11cm">
          <text:p/>
        </draw:rect>
        <draw:frame draw:style-name="gr53" draw:text-style-name="P23" draw:layer="layout" svg:width="0.2cm" svg:height="0.2cm" svg:x="3.8cm" svg:y="4.106cm">
          <draw:text-box>
            <text:p><text:span text:style-name="T11">OA</text:span></text:p>
          </draw:text-box>
        </draw:frame>
        <draw:rect draw:style-name="gr52" draw:text-style-name="P14" draw:layer="layout" svg:width="0.2cm" svg:height="0.196cm" svg:x="3.8cm" svg:y="4.306cm">
          <text:p/>
        </draw:rect>
        <draw:frame draw:style-name="gr53" draw:text-style-name="P23" draw:layer="layout" svg:width="0.2cm" svg:height="0.2cm" svg:x="3.8cm" svg:y="4.302cm">
          <draw:text-box>
            <text:p><text:span text:style-name="T11">SN</text:span></text:p>
          </draw:text-box>
        </draw:frame>
        <draw:rect draw:style-name="gr52" draw:text-style-name="P14" draw:layer="layout" svg:width="0.2cm" svg:height="0.196cm" svg:x="3.8cm" svg:y="4.51cm">
          <text:p/>
        </draw:rect>
        <draw:frame draw:style-name="gr53" draw:text-style-name="P23" draw:layer="layout" svg:width="0.2cm" svg:height="0.2cm" svg:x="3.8cm" svg:y="4.506cm">
          <draw:text-box>
            <text:p><text:span text:style-name="T11">SS</text:span></text:p>
          </draw:text-box>
        </draw:frame>
        <draw:rect draw:style-name="gr52" draw:text-style-name="P14" draw:layer="layout" svg:width="0.2cm" svg:height="0.196cm" svg:x="3.8cm" svg:y="2.706cm">
          <text:p/>
        </draw:rect>
        <draw:frame draw:style-name="gr53" draw:text-style-name="P23" draw:layer="layout" svg:width="0.2cm" svg:height="0.2cm" svg:x="3.8cm" svg:y="2.702cm">
          <draw:text-box>
            <text:p><text:span text:style-name="T11">NN</text:span></text:p>
          </draw:text-box>
        </draw:frame>
        <draw:g draw:style-name="gr25">
          <draw:polygon draw:style-name="gr54" draw:text-style-name="P24" draw:layer="layout" svg:width="0.299cm" svg:height="1.399cm" svg:x="5.193cm" svg:y="2.9cm" svg:viewBox="0 0 300 1400" draw:points="0,26 43,0 86,0 200,50 300,200 300,1200 200,1350 86,1400 43,1400 0,1374">
            <text:p/>
          </draw:polygon>
          <draw:circle draw:style-name="gr55" draw:text-style-name="P25" draw:layer="layout" svg:width="0.06cm" svg:height="0.06cm" svg:x="5.263cm" svg:y="2.97cm">
            <text:p/>
          </draw:circle>
          <draw:circle draw:style-name="gr55" draw:text-style-name="P25" draw:layer="layout" svg:width="0.06cm" svg:height="0.06cm" svg:x="5.263cm" svg:y="3.07cm">
            <text:p/>
          </draw:circle>
          <draw:circle draw:style-name="gr55" draw:text-style-name="P25" draw:layer="layout" svg:width="0.06cm" svg:height="0.06cm" svg:x="5.263cm" svg:y="3.17cm">
            <text:p/>
          </draw:circle>
          <draw:circle draw:style-name="gr55" draw:text-style-name="P25" draw:layer="layout" svg:width="0.06cm" svg:height="0.06cm" svg:x="5.263cm" svg:y="3.27cm">
            <text:p/>
          </draw:circle>
          <draw:circle draw:style-name="gr55" draw:text-style-name="P25" draw:layer="layout" svg:width="0.06cm" svg:height="0.06cm" svg:x="5.263cm" svg:y="3.37cm">
            <text:p/>
          </draw:circle>
          <draw:circle draw:style-name="gr55" draw:text-style-name="P25" draw:layer="layout" svg:width="0.06cm" svg:height="0.06cm" svg:x="5.263cm" svg:y="3.47cm">
            <text:p/>
          </draw:circle>
          <draw:circle draw:style-name="gr55" draw:text-style-name="P25" draw:layer="layout" svg:width="0.06cm" svg:height="0.06cm" svg:x="5.263cm" svg:y="3.57cm">
            <text:p/>
          </draw:circle>
          <draw:circle draw:style-name="gr55" draw:text-style-name="P25" draw:layer="layout" svg:width="0.06cm" svg:height="0.06cm" svg:x="5.263cm" svg:y="3.67cm">
            <text:p/>
          </draw:circle>
          <draw:circle draw:style-name="gr55" draw:text-style-name="P25" draw:layer="layout" svg:width="0.06cm" svg:height="0.06cm" svg:x="5.263cm" svg:y="3.77cm">
            <text:p/>
          </draw:circle>
          <draw:circle draw:style-name="gr55" draw:text-style-name="P25" draw:layer="layout" svg:width="0.06cm" svg:height="0.06cm" svg:x="5.263cm" svg:y="3.87cm">
            <text:p/>
          </draw:circle>
          <draw:circle draw:style-name="gr55" draw:text-style-name="P25" draw:layer="layout" svg:width="0.06cm" svg:height="0.06cm" svg:x="5.263cm" svg:y="3.97cm">
            <text:p/>
          </draw:circle>
          <draw:circle draw:style-name="gr55" draw:text-style-name="P25" draw:layer="layout" svg:width="0.06cm" svg:height="0.06cm" svg:x="5.263cm" svg:y="4.07cm">
            <text:p/>
          </draw:circle>
          <draw:circle draw:style-name="gr55" draw:text-style-name="P25" draw:layer="layout" svg:width="0.06cm" svg:height="0.06cm" svg:x="5.263cm" svg:y="4.17cm">
            <text:p/>
          </draw:circle>
          <draw:circle draw:style-name="gr55" draw:text-style-name="P25" draw:layer="layout" svg:width="0.05cm" svg:height="0.05cm" svg:x="5.368cm" svg:y="3.025cm">
            <text:p/>
          </draw:circle>
          <draw:circle draw:style-name="gr55" draw:text-style-name="P25" draw:layer="layout" svg:width="0.05cm" svg:height="0.05cm" svg:x="5.368cm" svg:y="3.125cm">
            <text:p/>
          </draw:circle>
          <draw:circle draw:style-name="gr55" draw:text-style-name="P25" draw:layer="layout" svg:width="0.05cm" svg:height="0.05cm" svg:x="5.368cm" svg:y="3.225cm">
            <text:p/>
          </draw:circle>
          <draw:circle draw:style-name="gr55" draw:text-style-name="P25" draw:layer="layout" svg:width="0.05cm" svg:height="0.05cm" svg:x="5.368cm" svg:y="3.325cm">
            <text:p/>
          </draw:circle>
          <draw:circle draw:style-name="gr55" draw:text-style-name="P25" draw:layer="layout" svg:width="0.05cm" svg:height="0.05cm" svg:x="5.368cm" svg:y="3.425cm">
            <text:p/>
          </draw:circle>
          <draw:circle draw:style-name="gr55" draw:text-style-name="P25" draw:layer="layout" svg:width="0.05cm" svg:height="0.05cm" svg:x="5.368cm" svg:y="3.525cm">
            <text:p/>
          </draw:circle>
          <draw:circle draw:style-name="gr55" draw:text-style-name="P25" draw:layer="layout" svg:width="0.05cm" svg:height="0.05cm" svg:x="5.368cm" svg:y="3.625cm">
            <text:p/>
          </draw:circle>
          <draw:circle draw:style-name="gr55" draw:text-style-name="P25" draw:layer="layout" svg:width="0.05cm" svg:height="0.05cm" svg:x="5.368cm" svg:y="3.725cm">
            <text:p/>
          </draw:circle>
          <draw:circle draw:style-name="gr55" draw:text-style-name="P25" draw:layer="layout" svg:width="0.05cm" svg:height="0.05cm" svg:x="5.368cm" svg:y="3.825cm">
            <text:p/>
          </draw:circle>
          <draw:circle draw:style-name="gr55" draw:text-style-name="P25" draw:layer="layout" svg:width="0.05cm" svg:height="0.05cm" svg:x="5.368cm" svg:y="3.925cm">
            <text:p/>
          </draw:circle>
          <draw:circle draw:style-name="gr55" draw:text-style-name="P25" draw:layer="layout" svg:width="0.05cm" svg:height="0.05cm" svg:x="5.368cm" svg:y="4.025cm">
            <text:p/>
          </draw:circle>
          <draw:circle draw:style-name="gr55" draw:text-style-name="P25" draw:layer="layout" svg:width="0.05cm" svg:height="0.05cm" svg:x="5.368cm" svg:y="4.125cm">
            <text:p/>
          </draw:circle>
        </draw:g>
        <draw:polyline draw:style-name="gr19" draw:text-style-name="P2" draw:layer="layout" svg:width="1.308cm" svg:height="0.197cm" draw:transform="rotate (-0.156556033903892) translate (4.01458612101977cm 2.70759373568064cm)" svg:viewBox="0 0 1309 198" draw:points="0,94 593,0 624,198 1309,93">
          <text:p/>
        </draw:polyline>
        <draw:polyline draw:style-name="gr56" draw:text-style-name="P2" draw:layer="layout" svg:width="1.304cm" svg:height="0.194cm" draw:transform="rotate (-0.23090706003885) translate (4.0261885879188cm 2.88860676940578cm)" svg:viewBox="0 0 1305 195" draw:points="0,114 487,0 533,195 1305,17">
          <text:p/>
        </draw:polyline>
        <draw:polyline draw:style-name="gr57" draw:text-style-name="P2" draw:layer="layout" svg:width="1.296cm" svg:height="0.099cm" draw:transform="rotate (-0.0802851455917397) translate (4.0025727469854cm 3.16802376246163cm)" svg:viewBox="0 0 1297 100" draw:points="0,32 399,0 407,100 1297,32">
          <text:p/>
        </draw:polyline>
        <draw:line draw:style-name="gr58" draw:text-style-name="P2" draw:layer="layout" svg:x1="4cm" svg:y1="3.4cm" svg:x2="5.293cm" svg:y2="3.404cm">
          <text:p/>
        </draw:line>
        <draw:polyline draw:style-name="gr59" draw:text-style-name="P2" draw:layer="layout" svg:width="1.322cm" svg:height="0.296cm" draw:transform="rotate (0.150447381521911) translate (3.96003659817674cm 3.53637673587658cm)" svg:viewBox="0 0 1323 297" draw:points="0,267 198,297 243,0 1323,168">
          <text:p/>
        </draw:polyline>
        <draw:line draw:style-name="gr60" draw:text-style-name="P26" draw:layer="layout" svg:x1="3.993cm" svg:y1="3.604cm" svg:x2="5.293cm" svg:y2="3.604cm">
          <text:p/>
        </draw:line>
        <draw:polyline draw:style-name="gr59" draw:text-style-name="P2" draw:layer="layout" svg:width="1.296cm" svg:height="0.099cm" draw:transform="rotate (0.074176493209759) translate (3.99370794310733cm 3.71533014794487cm)" svg:viewBox="0 0 1297 100" draw:points="0,85 199,100 207,0 1297,85">
          <text:p/>
        </draw:polyline>
        <draw:polyline draw:style-name="gr61" draw:text-style-name="P2" draw:layer="layout" svg:width="1.307cm" svg:height="0.197cm" draw:transform="rotate (0.150447381521911) translate (3.97710175826952cm 3.84894906458733cm)" svg:viewBox="0 0 1308 198" draw:points="0,153 297,198 327,0 1308,153">
          <text:p/>
        </draw:polyline>
        <draw:polyline draw:style-name="gr30" draw:text-style-name="P2" draw:layer="layout" svg:width="1.325cm" svg:height="0.291cm" draw:transform="rotate (0.224972940582069) translate (3.95466835147872cm 4.00191276433571cm)" svg:viewBox="0 0 1326 292" draw:points="0,203 390,292 457,0 1326,203">
          <text:p/>
        </draw:polyline>
        <draw:polyline draw:style-name="gr45" draw:text-style-name="P2" draw:layer="layout" svg:width="1.351cm" svg:height="0.381cm" draw:transform="rotate (0.297229571614634) translate (3.937274544638cm 4.17236467150373cm)" svg:viewBox="0 0 1352 382" draw:points="0,238 471,382 589,0 1352,238">
          <text:p/>
        </draw:polyline>
        <draw:polyline draw:style-name="gr6" draw:text-style-name="P2" draw:layer="layout" svg:width="1.348cm" svg:height="0.389cm" draw:transform="rotate (-2.91661971300772) translate (5.34462660391923cm 4.42959451488502cm)" svg:viewBox="0 0 1349 390" draw:points="0,231 675,390 764,0 1349,134">
          <text:p/>
        </draw:polyline>
        <draw:frame draw:style-name="gr62" draw:text-style-name="P27" draw:layer="layout" svg:width="0.264cm" svg:height="0.276cm" svg:x="4.863cm" svg:y="4.224cm">
          <draw:text-box>
            <text:p><text:span text:style-name="T8">13</text:span></text:p>
          </draw:text-box>
        </draw:frame>
        <draw:frame draw:style-name="gr63" draw:text-style-name="P27" draw:layer="layout" svg:width="0.133cm" svg:height="0.276cm" svg:x="4.969cm" svg:y="2.725cm">
          <draw:text-box>
            <text:p><text:span text:style-name="T8">1</text:span></text:p>
          </draw:text-box>
        </draw:frame>
        <draw:frame draw:style-name="gr64" draw:text-style-name="P28" draw:layer="layout" svg:width="0.8cm" svg:height="0.33cm" svg:x="4.201cm" svg:y="2.103cm">
          <draw:text-box>
            <text:p><text:span text:style-name="T12">Kabel</text:span></text:p>
          </draw:text-box>
        </draw:frame>
        <draw:g draw:style-name="gr25">
          <draw:polygon draw:style-name="gr54" draw:text-style-name="P24" draw:layer="layout" svg:width="0.299cm" svg:height="1.399cm" svg:x="5.5cm" svg:y="2.904cm" svg:viewBox="0 0 300 1400" draw:points="300,26 257,0 214,0 100,50 0,200 0,1200 100,1350 214,1400 257,1400 300,1374">
            <text:p/>
          </draw:polygon>
          <draw:ellipse draw:style-name="gr65" draw:text-style-name="P29" draw:layer="layout" svg:width="0.06cm" svg:height="0.061cm" svg:x="5.67cm" svg:y="2.973cm">
            <text:p/>
          </draw:ellipse>
          <draw:circle draw:style-name="gr65" draw:text-style-name="P29" draw:layer="layout" svg:width="0.06cm" svg:height="0.06cm" svg:x="5.67cm" svg:y="3.074cm">
            <text:p/>
          </draw:circle>
          <draw:circle draw:style-name="gr65" draw:text-style-name="P29" draw:layer="layout" svg:width="0.06cm" svg:height="0.059cm" svg:x="5.67cm" svg:y="3.174cm">
            <text:p/>
          </draw:circle>
          <draw:circle draw:style-name="gr65" draw:text-style-name="P29" draw:layer="layout" svg:width="0.06cm" svg:height="0.06cm" svg:x="5.67cm" svg:y="3.274cm">
            <text:p/>
          </draw:circle>
          <draw:ellipse draw:style-name="gr65" draw:text-style-name="P29" draw:layer="layout" svg:width="0.06cm" svg:height="0.061cm" svg:x="5.67cm" svg:y="3.373cm">
            <text:p/>
          </draw:ellipse>
          <draw:circle draw:style-name="gr65" draw:text-style-name="P29" draw:layer="layout" svg:width="0.06cm" svg:height="0.06cm" svg:x="5.67cm" svg:y="3.474cm">
            <text:p/>
          </draw:circle>
          <draw:circle draw:style-name="gr65" draw:text-style-name="P29" draw:layer="layout" svg:width="0.06cm" svg:height="0.06cm" svg:x="5.67cm" svg:y="3.574cm">
            <text:p/>
          </draw:circle>
          <draw:circle draw:style-name="gr65" draw:text-style-name="P29" draw:layer="layout" svg:width="0.06cm" svg:height="0.059cm" svg:x="5.67cm" svg:y="3.674cm">
            <text:p/>
          </draw:circle>
          <draw:circle draw:style-name="gr65" draw:text-style-name="P29" draw:layer="layout" svg:width="0.06cm" svg:height="0.06cm" svg:x="5.67cm" svg:y="3.774cm">
            <text:p/>
          </draw:circle>
          <draw:ellipse draw:style-name="gr65" draw:text-style-name="P29" draw:layer="layout" svg:width="0.06cm" svg:height="0.061cm" svg:x="5.67cm" svg:y="3.873cm">
            <text:p/>
          </draw:ellipse>
          <draw:circle draw:style-name="gr65" draw:text-style-name="P29" draw:layer="layout" svg:width="0.06cm" svg:height="0.06cm" svg:x="5.67cm" svg:y="3.974cm">
            <text:p/>
          </draw:circle>
          <draw:circle draw:style-name="gr65" draw:text-style-name="P29" draw:layer="layout" svg:width="0.06cm" svg:height="0.06cm" svg:x="5.67cm" svg:y="4.074cm">
            <text:p/>
          </draw:circle>
          <draw:circle draw:style-name="gr65" draw:text-style-name="P29" draw:layer="layout" svg:width="0.06cm" svg:height="0.06cm" svg:x="5.67cm" svg:y="4.174cm">
            <text:p/>
          </draw:circle>
          <draw:circle draw:style-name="gr65" draw:text-style-name="P29" draw:layer="layout" svg:width="0.05cm" svg:height="0.05cm" svg:x="5.575cm" svg:y="3.029cm">
            <text:p/>
          </draw:circle>
          <draw:ellipse draw:style-name="gr65" draw:text-style-name="P29" draw:layer="layout" svg:width="0.05cm" svg:height="0.051cm" svg:x="5.575cm" svg:y="3.128cm">
            <text:p/>
          </draw:ellipse>
          <draw:ellipse draw:style-name="gr65" draw:text-style-name="P29" draw:layer="layout" svg:width="0.05cm" svg:height="0.051cm" svg:x="5.575cm" svg:y="3.228cm">
            <text:p/>
          </draw:ellipse>
          <draw:circle draw:style-name="gr65" draw:text-style-name="P29" draw:layer="layout" svg:width="0.05cm" svg:height="0.049cm" svg:x="5.575cm" svg:y="3.329cm">
            <text:p/>
          </draw:circle>
          <draw:circle draw:style-name="gr65" draw:text-style-name="P29" draw:layer="layout" svg:width="0.05cm" svg:height="0.049cm" svg:x="5.575cm" svg:y="3.429cm">
            <text:p/>
          </draw:circle>
          <draw:circle draw:style-name="gr65" draw:text-style-name="P29" draw:layer="layout" svg:width="0.05cm" svg:height="0.05cm" svg:x="5.575cm" svg:y="3.529cm">
            <text:p/>
          </draw:circle>
          <draw:ellipse draw:style-name="gr65" draw:text-style-name="P29" draw:layer="layout" svg:width="0.05cm" svg:height="0.051cm" svg:x="5.575cm" svg:y="3.628cm">
            <text:p/>
          </draw:ellipse>
          <draw:circle draw:style-name="gr65" draw:text-style-name="P29" draw:layer="layout" svg:width="0.05cm" svg:height="0.05cm" svg:x="5.575cm" svg:y="3.729cm">
            <text:p/>
          </draw:circle>
          <draw:circle draw:style-name="gr65" draw:text-style-name="P29" draw:layer="layout" svg:width="0.05cm" svg:height="0.05cm" svg:x="5.575cm" svg:y="3.829cm">
            <text:p/>
          </draw:circle>
          <draw:circle draw:style-name="gr65" draw:text-style-name="P29" draw:layer="layout" svg:width="0.05cm" svg:height="0.05cm" svg:x="5.575cm" svg:y="3.929cm">
            <text:p/>
          </draw:circle>
          <draw:circle draw:style-name="gr65" draw:text-style-name="P29" draw:layer="layout" svg:width="0.05cm" svg:height="0.05cm" svg:x="5.575cm" svg:y="4.029cm">
            <text:p/>
          </draw:circle>
          <draw:circle draw:style-name="gr65" draw:text-style-name="P29" draw:layer="layout" svg:width="0.05cm" svg:height="0.05cm" svg:x="5.575cm" svg:y="4.129cm">
            <text:p/>
          </draw:circle>
        </draw:g>
        <draw:polyline draw:style-name="gr59" draw:text-style-name="P2" draw:layer="layout" svg:width="1.303cm" svg:height="0.099cm" draw:transform="rotate (-0.0813323431429363) translate (5.70677456988285cm 3.61088883885331cm)" svg:viewBox="0 0 1304 100" draw:points="0,83 1097,0 1105,100 1304,83">
          <text:p/>
        </draw:polyline>
        <draw:polyline draw:style-name="gr19" draw:text-style-name="P2" draw:layer="layout" svg:width="1.51cm" svg:height="0.197cm" draw:transform="rotate (0.143640597439133) translate (5.68770926259102cm 2.90302339113956cm)" svg:viewBox="0 0 1511 198" draw:points="0,86 691,198 720,0 1511,115">
          <text:p/>
        </draw:polyline>
        <draw:polyline draw:style-name="gr6" draw:text-style-name="P2" draw:layer="layout" svg:width="1.499cm" svg:height="0.401cm" draw:transform="rotate (-3.14159265358979) translate (7.2cm 4.6cm)" svg:viewBox="0 0 1500 402" draw:points="0,0 800,0 800,400 1500,402">
          <text:p/>
        </draw:polyline>
        <draw:line draw:style-name="gr60" draw:text-style-name="P26" draw:layer="layout" svg:x1="5.7cm" svg:y1="3.593cm" svg:x2="7.2cm" svg:y2="3.6cm">
          <text:p/>
        </draw:line>
        <draw:polyline draw:style-name="gr57" draw:text-style-name="P2" draw:layer="layout" svg:width="1.502cm" svg:height="0.099cm" draw:transform="rotate (0.0698131700797732) translate (5.69804699297261cm 3.26307069830429cm)" svg:viewBox="0 0 1503 100" draw:points="0,28 897,100 904,0 1503,42">
          <text:p/>
        </draw:polyline>
        <draw:line draw:style-name="gr58" draw:text-style-name="P2" draw:layer="layout" svg:x1="5.7cm" svg:y1="3.392cm" svg:x2="7.2cm" svg:y2="3.4cm">
          <text:p/>
        </draw:line>
        <draw:polyline draw:style-name="gr59" draw:text-style-name="P2" draw:layer="layout" svg:width="1.53cm" svg:height="0.291cm" draw:transform="rotate (-0.232652389290844) translate (5.75667854927043cm 3.25279238036181cm)" svg:viewBox="0 0 1531 292" draw:points="0,246 1072,0 1141,292 1531,200">
          <text:p/>
        </draw:polyline>
        <draw:polyline draw:style-name="gr61" draw:text-style-name="P2" draw:layer="layout" svg:width="1.513cm" svg:height="0.197cm" draw:transform="rotate (-0.156381500978692) translate (5.72348724897556cm 3.6460343335567cm)" svg:viewBox="0 0 1514 198" draw:points="0,151 989,0 1020,198 1514,120">
          <text:p/>
        </draw:polyline>
        <draw:polyline draw:style-name="gr30" draw:text-style-name="P2" draw:layer="layout" svg:width="1.529cm" svg:height="0.291cm" draw:transform="rotate (-0.229685329562454) translate (5.74576396017038cm 3.70026981994934cm)" svg:viewBox="0 0 1530 292" draw:points="0,201 877,0 946,292 1530,156">
          <text:p/>
        </draw:polyline>
        <draw:polyline draw:style-name="gr45" draw:text-style-name="P2" draw:layer="layout" svg:width="1.551cm" svg:height="0.381cm" draw:transform="rotate (-0.300545697193424) translate (5.76926413530054cm 3.77351991687818cm)" svg:viewBox="0 0 1552 382" draw:points="0,234 765,0 883,382 1552,175">
          <text:p/>
        </draw:polyline>
        <draw:polyline draw:style-name="gr56" draw:text-style-name="P2" draw:layer="layout" svg:width="1.511cm" svg:height="0.197cm" draw:transform="rotate (0.145211393765928) translate (5.68954689622036cm 3.11852125841995cm)" svg:viewBox="0 0 1512 198" draw:points="0,72 790,198 819,0 1512,101">
          <text:p/>
        </draw:polyline>
        <draw:frame draw:style-name="gr66" draw:text-style-name="P27" draw:layer="layout" svg:width="0.133cm" svg:height="0.279cm" svg:x="5.967cm" svg:y="2.709cm">
          <draw:text-box>
            <text:p><text:span text:style-name="T8">1</text:span></text:p>
          </draw:text-box>
        </draw:frame>
        <draw:frame draw:style-name="gr67" draw:text-style-name="P28" draw:layer="layout" svg:width="1.7cm" svg:height="0.33cm" svg:x="5.6cm" svg:y="2.104cm">
          <draw:text-box>
            <text:p><text:span text:style-name="T12">Einspeisung</text:span></text:p>
          </draw:text-box>
        </draw:frame>
        <draw:frame draw:style-name="gr68" draw:text-style-name="P30" draw:layer="layout" svg:width="0.095cm" svg:height="0.084cm" svg:x="5.84cm" svg:y="4.104cm">
          <draw:text-box>
            <text:p><text:span text:style-name="T13">SS</text:span></text:p>
          </draw:text-box>
        </draw:frame>
        <draw:frame draw:style-name="gr68" draw:text-style-name="P30" draw:layer="layout" svg:width="0.095cm" svg:height="0.084cm" svg:x="5.84cm" svg:y="2.904cm">
          <draw:text-box>
            <text:p><text:span text:style-name="T13">NN</text:span></text:p>
          </draw:text-box>
        </draw:frame>
        <draw:frame draw:style-name="gr62" draw:text-style-name="P27" draw:layer="layout" svg:width="0.264cm" svg:height="0.276cm" svg:x="5.868cm" svg:y="4.225cm">
          <draw:text-box>
            <text:p><text:span text:style-name="T8">13</text:span></text:p>
          </draw:text-box>
        </draw:frame>
        <draw:frame draw:style-name="gr69" draw:text-style-name="P27" draw:layer="layout" svg:width="0.8cm" svg:height="0.276cm" svg:x="5.8cm" svg:y="2.432cm">
          <draw:text-box>
            <text:p><text:span text:style-name="T14">Stecker</text:span></text:p>
          </draw:text-box>
        </draw:frame>
        <draw:rect draw:style-name="gr52" draw:text-style-name="P14" draw:layer="layout" svg:width="0.2cm" svg:height="0.196cm" svg:x="7.2cm" svg:y="2.908cm">
          <text:p/>
        </draw:rect>
        <draw:frame draw:style-name="gr53" draw:text-style-name="P23" draw:layer="layout" svg:width="0.2cm" svg:height="0.2cm" svg:x="7.2cm" svg:y="2.904cm">
          <draw:text-box>
            <text:p><text:span text:style-name="T11">NS</text:span></text:p>
          </draw:text-box>
        </draw:frame>
        <draw:rect draw:style-name="gr52" draw:text-style-name="P14" draw:layer="layout" svg:width="0.2cm" svg:height="0.196cm" svg:x="7.2cm" svg:y="3.108cm">
          <text:p/>
        </draw:rect>
        <draw:frame draw:style-name="gr53" draw:text-style-name="P23" draw:layer="layout" svg:width="0.2cm" svg:height="0.2cm" svg:x="7.2cm" svg:y="3.104cm">
          <draw:text-box>
            <text:p><text:span text:style-name="T11">WA</text:span></text:p>
          </draw:text-box>
        </draw:frame>
        <draw:rect draw:style-name="gr52" draw:text-style-name="P14" draw:layer="layout" svg:width="0.2cm" svg:height="0.196cm" svg:x="7.2cm" svg:y="3.31cm">
          <text:p/>
        </draw:rect>
        <draw:frame draw:style-name="gr53" draw:text-style-name="P23" draw:layer="layout" svg:width="0.2cm" svg:height="0.2cm" svg:x="7.2cm" svg:y="3.306cm">
          <draw:text-box>
            <text:p><text:span text:style-name="T11">WB</text:span></text:p>
          </draw:text-box>
        </draw:frame>
        <draw:rect draw:style-name="gr52" draw:text-style-name="P14" draw:layer="layout" svg:width="0.2cm" svg:height="0.196cm" svg:x="7.2cm" svg:y="3.508cm">
          <text:p/>
        </draw:rect>
        <draw:frame draw:style-name="gr53" draw:text-style-name="P23" draw:layer="layout" svg:width="0.2cm" svg:height="0.2cm" svg:x="7.2cm" svg:y="3.504cm">
          <draw:text-box>
            <text:p><text:span text:style-name="T11">V+</text:span></text:p>
          </draw:text-box>
        </draw:frame>
        <draw:rect draw:style-name="gr52" draw:text-style-name="P14" draw:layer="layout" svg:width="0.2cm" svg:height="0.196cm" svg:x="7.2cm" svg:y="3.71cm">
          <text:p/>
        </draw:rect>
        <draw:frame draw:style-name="gr53" draw:text-style-name="P23" draw:layer="layout" svg:width="0.2cm" svg:height="0.2cm" svg:x="7.2cm" svg:y="3.706cm">
          <draw:text-box>
            <text:p><text:span text:style-name="T11">V-</text:span></text:p>
          </draw:text-box>
        </draw:frame>
        <draw:rect draw:style-name="gr52" draw:text-style-name="P14" draw:layer="layout" svg:width="0.2cm" svg:height="0.196cm" svg:x="7.2cm" svg:y="3.91cm">
          <text:p/>
        </draw:rect>
        <draw:frame draw:style-name="gr53" draw:text-style-name="P23" draw:layer="layout" svg:width="0.2cm" svg:height="0.2cm" svg:x="7.2cm" svg:y="3.906cm">
          <draw:text-box>
            <text:p><text:span text:style-name="T11">OB</text:span></text:p>
          </draw:text-box>
        </draw:frame>
        <draw:rect draw:style-name="gr52" draw:text-style-name="P14" draw:layer="layout" svg:width="0.2cm" svg:height="0.196cm" svg:x="7.2cm" svg:y="4.112cm">
          <text:p/>
        </draw:rect>
        <draw:frame draw:style-name="gr53" draw:text-style-name="P23" draw:layer="layout" svg:width="0.2cm" svg:height="0.2cm" svg:x="7.2cm" svg:y="4.108cm">
          <draw:text-box>
            <text:p><text:span text:style-name="T11">OA</text:span></text:p>
          </draw:text-box>
        </draw:frame>
        <draw:rect draw:style-name="gr52" draw:text-style-name="P14" draw:layer="layout" svg:width="0.2cm" svg:height="0.196cm" svg:x="7.2cm" svg:y="4.308cm">
          <text:p/>
        </draw:rect>
        <draw:frame draw:style-name="gr53" draw:text-style-name="P23" draw:layer="layout" svg:width="0.2cm" svg:height="0.2cm" svg:x="7.2cm" svg:y="4.304cm">
          <draw:text-box>
            <text:p><text:span text:style-name="T11">SN</text:span></text:p>
          </draw:text-box>
        </draw:frame>
        <draw:rect draw:style-name="gr52" draw:text-style-name="P14" draw:layer="layout" svg:width="0.2cm" svg:height="0.196cm" svg:x="7.2cm" svg:y="4.512cm">
          <text:p/>
        </draw:rect>
        <draw:frame draw:style-name="gr53" draw:text-style-name="P23" draw:layer="layout" svg:width="0.2cm" svg:height="0.2cm" svg:x="7.2cm" svg:y="4.508cm">
          <draw:text-box>
            <text:p><text:span text:style-name="T11">SS</text:span></text:p>
          </draw:text-box>
        </draw:frame>
        <draw:rect draw:style-name="gr52" draw:text-style-name="P14" draw:layer="layout" svg:width="0.2cm" svg:height="0.196cm" svg:x="7.2cm" svg:y="2.708cm">
          <text:p/>
        </draw:rect>
        <draw:frame draw:style-name="gr53" draw:text-style-name="P23" draw:layer="layout" svg:width="0.2cm" svg:height="0.2cm" svg:x="7.2cm" svg:y="2.704cm">
          <draw:text-box>
            <text:p><text:span text:style-name="T11">NN</text:span></text:p>
          </draw:text-box>
        </draw:frame>
        <draw:frame draw:style-name="gr7" draw:text-style-name="P6" draw:layer="layout" svg:width="0.558cm" svg:height="0.28cm" svg:x="5.84cm" svg:y="4.6cm">
          <draw:text-box draw:corner-radius="0.058cm">
            <text:p><text:span text:style-name="T4">Power</text:span></text:p>
          </draw:text-box>
        </draw:frame>
        <draw:frame draw:style-name="gr7" draw:text-style-name="P6" draw:layer="layout" svg:width="0.402cm" svg:height="0.28cm" svg:x="6.598cm" svg:y="4.6cm">
          <draw:text-box>
            <text:p><text:span text:style-name="T4">DCC</text:span></text:p>
          </draw:text-box>
        </draw:frame>
        <draw:g draw:style-name="gr25">
          <draw:rect draw:style-name="gr38" draw:text-style-name="P19" draw:layer="layout" svg:width="0.502cm" svg:height="0.7cm" svg:x="5.851cm" svg:y="4.851cm">
            <text:p/>
          </draw:rect>
          <draw:rect draw:style-name="gr39" draw:text-style-name="P20" draw:layer="layout" svg:width="0.4cm" svg:height="0.6cm" svg:x="5.899cm" svg:y="4.901cm">
            <text:p/>
          </draw:rect>
          <draw:circle draw:style-name="gr40" draw:text-style-name="P21" draw:layer="layout" svg:width="0.1cm" svg:height="0.1cm" svg:x="5.949cm" svg:y="4.951cm">
            <text:p/>
          </draw:circle>
          <draw:circle draw:style-name="gr40" draw:text-style-name="P21" draw:layer="layout" svg:width="0.1cm" svg:height="0.1cm" svg:x="6.149cm" svg:y="4.951cm">
            <text:p/>
          </draw:circle>
          <draw:circle draw:style-name="gr40" draw:text-style-name="P21" draw:layer="layout" svg:width="0.1cm" svg:height="0.1cm" svg:x="5.949cm" svg:y="5.151cm">
            <text:p/>
          </draw:circle>
          <draw:circle draw:style-name="gr40" draw:text-style-name="P21" draw:layer="layout" svg:width="0.1cm" svg:height="0.1cm" svg:x="6.149cm" svg:y="5.151cm">
            <text:p/>
          </draw:circle>
          <draw:circle draw:style-name="gr40" draw:text-style-name="P21" draw:layer="layout" svg:width="0.1cm" svg:height="0.1cm" svg:x="5.949cm" svg:y="5.351cm">
            <text:p/>
          </draw:circle>
          <draw:circle draw:style-name="gr40" draw:text-style-name="P21" draw:layer="layout" svg:width="0.1cm" svg:height="0.1cm" svg:x="6.149cm" svg:y="5.351cm">
            <text:p/>
          </draw:circle>
          <draw:rect draw:style-name="gr41" draw:text-style-name="P1" draw:layer="layout" svg:width="0.05cm" svg:height="0.2cm" svg:x="6.301cm" svg:y="5.101cm">
            <text:p/>
          </draw:rect>
        </draw:g>
        <draw:g draw:style-name="gr25">
          <draw:rect draw:style-name="gr38" draw:text-style-name="P19" draw:layer="layout" svg:width="0.502cm" svg:height="0.7cm" svg:x="6.551cm" svg:y="4.851cm">
            <text:p/>
          </draw:rect>
          <draw:rect draw:style-name="gr39" draw:text-style-name="P20" draw:layer="layout" svg:width="0.4cm" svg:height="0.6cm" svg:x="6.599cm" svg:y="4.901cm">
            <text:p/>
          </draw:rect>
          <draw:circle draw:style-name="gr40" draw:text-style-name="P21" draw:layer="layout" svg:width="0.1cm" svg:height="0.1cm" svg:x="6.649cm" svg:y="4.951cm">
            <text:p/>
          </draw:circle>
          <draw:circle draw:style-name="gr40" draw:text-style-name="P21" draw:layer="layout" svg:width="0.1cm" svg:height="0.1cm" svg:x="6.849cm" svg:y="4.951cm">
            <text:p/>
          </draw:circle>
          <draw:circle draw:style-name="gr40" draw:text-style-name="P21" draw:layer="layout" svg:width="0.1cm" svg:height="0.1cm" svg:x="6.649cm" svg:y="5.151cm">
            <text:p/>
          </draw:circle>
          <draw:circle draw:style-name="gr40" draw:text-style-name="P21" draw:layer="layout" svg:width="0.1cm" svg:height="0.1cm" svg:x="6.849cm" svg:y="5.151cm">
            <text:p/>
          </draw:circle>
          <draw:circle draw:style-name="gr40" draw:text-style-name="P21" draw:layer="layout" svg:width="0.1cm" svg:height="0.1cm" svg:x="6.649cm" svg:y="5.351cm">
            <text:p/>
          </draw:circle>
          <draw:circle draw:style-name="gr40" draw:text-style-name="P21" draw:layer="layout" svg:width="0.1cm" svg:height="0.1cm" svg:x="6.849cm" svg:y="5.351cm">
            <text:p/>
          </draw:circle>
          <draw:rect draw:style-name="gr41" draw:text-style-name="P1" draw:layer="layout" svg:width="0.05cm" svg:height="0.2cm" svg:x="7.001cm" svg:y="5.101cm">
            <text:p/>
          </draw:rect>
        </draw:g>
        <draw:frame draw:style-name="gr7" draw:text-style-name="P6" draw:layer="layout" svg:width="0.1cm" svg:height="0.2cm" svg:x="6.901cm" svg:y="5.401cm">
          <draw:text-box>
            <text:p><text:span text:style-name="T4">1</text:span></text:p>
          </draw:text-box>
        </draw:frame>
        <draw:frame draw:style-name="gr69" draw:text-style-name="P27" draw:layer="layout" svg:width="0.8cm" svg:height="0.276cm" svg:x="4.604cm" svg:y="2.432cm">
          <draw:text-box>
            <text:p><text:span text:style-name="T14">Buchse</text:span></text:p>
          </draw:text-box>
        </draw:frame>
        <draw:g draw:style-name="gr25">
          <draw:rect draw:style-name="gr38" draw:text-style-name="P19" draw:layer="layout" svg:width="0.502cm" svg:height="0.7cm" draw:transform="rotate (-1.5707963267949) translate (9.749cm 9.751cm)">
            <text:p/>
          </draw:rect>
          <draw:rect draw:style-name="gr39" draw:text-style-name="P20" draw:layer="layout" svg:width="0.4cm" svg:height="0.6cm" draw:transform="rotate (-1.5707963267949) translate (9.699cm 9.799cm)">
            <text:p/>
          </draw:rect>
          <draw:circle draw:style-name="gr40" draw:text-style-name="P21" draw:layer="layout" svg:width="0.1cm" svg:height="0.1cm" draw:transform="rotate (-1.5707963267949) translate (9.649cm 9.849cm)">
            <text:p/>
          </draw:circle>
          <draw:circle draw:style-name="gr40" draw:text-style-name="P21" draw:layer="layout" svg:width="0.1cm" svg:height="0.1cm" draw:transform="rotate (-1.5707963267949) translate (9.649cm 10.049cm)">
            <text:p/>
          </draw:circle>
          <draw:circle draw:style-name="gr40" draw:text-style-name="P21" draw:layer="layout" svg:width="0.1cm" svg:height="0.1cm" draw:transform="rotate (-1.5707963267949) translate (9.449cm 9.849cm)">
            <text:p/>
          </draw:circle>
          <draw:circle draw:style-name="gr40" draw:text-style-name="P21" draw:layer="layout" svg:width="0.1cm" svg:height="0.1cm" draw:transform="rotate (-1.5707963267949) translate (9.449cm 10.049cm)">
            <text:p/>
          </draw:circle>
          <draw:circle draw:style-name="gr40" draw:text-style-name="P21" draw:layer="layout" svg:width="0.1cm" svg:height="0.1cm" draw:transform="rotate (-1.5707963267949) translate (9.249cm 9.849cm)">
            <text:p/>
          </draw:circle>
          <draw:circle draw:style-name="gr40" draw:text-style-name="P21" draw:layer="layout" svg:width="0.1cm" svg:height="0.1cm" draw:transform="rotate (-1.5707963267949) translate (9.249cm 10.049cm)">
            <text:p/>
          </draw:circle>
          <draw:rect draw:style-name="gr41" draw:text-style-name="P1" draw:layer="layout" svg:width="0.05cm" svg:height="0.2cm" draw:transform="rotate (-1.5707963267949) translate (9.499cm 10.201cm)">
            <text:p/>
          </draw:rect>
        </draw:g>
        <draw:g draw:style-name="gr25">
          <draw:rect draw:style-name="gr38" draw:text-style-name="P19" draw:layer="layout" svg:width="0.502cm" svg:height="0.7cm" svg:x="9.651cm" svg:y="10.451cm">
            <text:p/>
          </draw:rect>
          <draw:rect draw:style-name="gr39" draw:text-style-name="P20" draw:layer="layout" svg:width="0.4cm" svg:height="0.6cm" svg:x="9.699cm" svg:y="10.501cm">
            <text:p/>
          </draw:rect>
          <draw:circle draw:style-name="gr40" draw:text-style-name="P21" draw:layer="layout" svg:width="0.1cm" svg:height="0.1cm" svg:x="9.749cm" svg:y="10.551cm">
            <text:p/>
          </draw:circle>
          <draw:circle draw:style-name="gr40" draw:text-style-name="P21" draw:layer="layout" svg:width="0.1cm" svg:height="0.1cm" svg:x="9.949cm" svg:y="10.551cm">
            <text:p/>
          </draw:circle>
          <draw:circle draw:style-name="gr40" draw:text-style-name="P21" draw:layer="layout" svg:width="0.1cm" svg:height="0.1cm" svg:x="9.749cm" svg:y="10.751cm">
            <text:p/>
          </draw:circle>
          <draw:circle draw:style-name="gr40" draw:text-style-name="P21" draw:layer="layout" svg:width="0.1cm" svg:height="0.1cm" svg:x="9.949cm" svg:y="10.751cm">
            <text:p/>
          </draw:circle>
          <draw:circle draw:style-name="gr40" draw:text-style-name="P21" draw:layer="layout" svg:width="0.1cm" svg:height="0.1cm" svg:x="9.749cm" svg:y="10.951cm">
            <text:p/>
          </draw:circle>
          <draw:circle draw:style-name="gr40" draw:text-style-name="P21" draw:layer="layout" svg:width="0.1cm" svg:height="0.1cm" svg:x="9.949cm" svg:y="10.951cm">
            <text:p/>
          </draw:circle>
          <draw:rect draw:style-name="gr41" draw:text-style-name="P1" draw:layer="layout" svg:width="0.05cm" svg:height="0.2cm" svg:x="10.101cm" svg:y="10.701cm">
            <text:p/>
          </draw:rect>
        </draw:g>
        <draw:rect draw:style-name="gr38" draw:text-style-name="P19" draw:layer="layout" svg:width="0.5cm" svg:height="1.1cm" draw:transform="rotate (-1.5707963267949) translate (10.949cm 9.751cm)">
          <text:p/>
        </draw:rect>
        <draw:rect draw:style-name="gr39" draw:text-style-name="P20" draw:layer="layout" svg:width="0.4cm" svg:height="1.001cm" draw:transform="rotate (-1.5707963267949) translate (10.9cm 9.799cm)">
          <text:p/>
        </draw:rect>
        <draw:circle draw:style-name="gr40" draw:text-style-name="P21" draw:layer="layout" svg:width="0.1cm" svg:height="0.1cm" draw:transform="rotate (-1.5707963267949) translate (10.449cm 9.849cm)">
          <text:p/>
        </draw:circle>
        <draw:circle draw:style-name="gr40" draw:text-style-name="P21" draw:layer="layout" svg:width="0.1cm" svg:height="0.1cm" draw:transform="rotate (-1.5707963267949) translate (10.449cm 10.049cm)">
          <text:p/>
        </draw:circle>
        <draw:circle draw:style-name="gr40" draw:text-style-name="P21" draw:layer="layout" svg:width="0.1cm" svg:height="0.1cm" draw:transform="rotate (-1.5707963267949) translate (10.249cm 9.849cm)">
          <text:p/>
        </draw:circle>
        <draw:circle draw:style-name="gr40" draw:text-style-name="P21" draw:layer="layout" svg:width="0.1cm" svg:height="0.1cm" draw:transform="rotate (-1.5707963267949) translate (10.249cm 10.049cm)">
          <text:p/>
        </draw:circle>
        <draw:circle draw:style-name="gr40" draw:text-style-name="P21" draw:layer="layout" svg:width="0.1cm" svg:height="0.1cm" draw:transform="rotate (-1.5707963267949) translate (10.049cm 9.849cm)">
          <text:p/>
        </draw:circle>
        <draw:circle draw:style-name="gr40" draw:text-style-name="P21" draw:layer="layout" svg:width="0.1cm" svg:height="0.1cm" draw:transform="rotate (-1.5707963267949) translate (10.049cm 10.049cm)">
          <text:p/>
        </draw:circle>
        <draw:rect draw:style-name="gr41" draw:text-style-name="P1" draw:layer="layout" svg:width="0.05cm" svg:height="0.2cm" draw:transform="rotate (-1.5707963267949) translate (10.499cm 10.201cm)">
          <text:p/>
        </draw:rect>
        <draw:frame draw:style-name="gr7" draw:text-style-name="P6" draw:layer="layout" svg:width="0.1cm" svg:height="0.2cm" svg:x="10.001cm" svg:y="11.101cm">
          <draw:text-box>
            <text:p><text:span text:style-name="T4">1</text:span></text:p>
          </draw:text-box>
        </draw:frame>
        <draw:frame draw:style-name="gr7" draw:text-style-name="P6" draw:layer="layout" svg:width="0.1cm" svg:height="0.2cm" svg:x="9.1cm" svg:y="10.2cm">
          <draw:text-box>
            <text:p><text:span text:style-name="T4">1</text:span></text:p>
          </draw:text-box>
        </draw:frame>
        <draw:frame draw:style-name="gr7" draw:text-style-name="P6" draw:layer="layout" svg:width="0.1cm" svg:height="0.2cm" svg:x="9.9cm" svg:y="10.2cm">
          <draw:text-box>
            <text:p><text:span text:style-name="T4">1</text:span></text:p>
          </draw:text-box>
        </draw:frame>
        <draw:circle draw:style-name="gr40" draw:text-style-name="P21" draw:layer="layout" svg:width="0.1cm" svg:height="0.1cm" draw:transform="rotate (-1.5707963267949) translate (10.851cm 9.847cm)">
          <text:p/>
        </draw:circle>
        <draw:circle draw:style-name="gr40" draw:text-style-name="P21" draw:layer="layout" svg:width="0.1cm" svg:height="0.1cm" draw:transform="rotate (-1.5707963267949) translate (10.851cm 10.047cm)">
          <text:p/>
        </draw:circle>
        <draw:circle draw:style-name="gr40" draw:text-style-name="P21" draw:layer="layout" svg:width="0.1cm" svg:height="0.1cm" draw:transform="rotate (-1.5707963267949) translate (10.651cm 9.847cm)">
          <text:p/>
        </draw:circle>
        <draw:circle draw:style-name="gr40" draw:text-style-name="P21" draw:layer="layout" svg:width="0.1cm" svg:height="0.1cm" draw:transform="rotate (-1.5707963267949) translate (10.651cm 10.047cm)">
          <text:p/>
        </draw:circle>
        <draw:polyline draw:style-name="gr70" draw:text-style-name="P2" draw:layer="layout" svg:width="4.099cm" svg:height="0.199cm" svg:x="5.7cm" svg:y="10.4cm" svg:viewBox="0 0 4100 200" draw:points="4100,200 0,200 0,0">
          <text:p/>
        </draw:polyline>
        <draw:polyline draw:style-name="gr71" draw:text-style-name="P2" draw:layer="layout" svg:width="4.399cm" svg:height="0.299cm" svg:x="5.6cm" svg:y="10.4cm" svg:viewBox="0 0 4400 300" draw:points="4400,200 4300,300 0,300 0,0">
          <text:p/>
        </draw:polyline>
        <draw:polyline draw:style-name="gr72" draw:text-style-name="P2" draw:layer="layout" svg:width="4.799cm" svg:height="0.699cm" svg:x="5.2cm" svg:y="10.4cm" svg:viewBox="0 0 4800 700" draw:points="4800,600 4700,700 0,700 1,0">
          <text:p/>
        </draw:polyline>
        <draw:polyline draw:style-name="gr73" draw:text-style-name="P2" draw:layer="layout" svg:width="4.499cm" svg:height="0.599cm" svg:x="5.3cm" svg:y="10.4cm" svg:viewBox="0 0 4500 600" draw:points="4500,600 0,600 0,0">
          <text:p/>
        </draw:polyline>
        <draw:polyline draw:style-name="gr74" draw:text-style-name="P2" draw:layer="layout" svg:width="4.599cm" svg:height="0.499cm" svg:x="5.4cm" svg:y="10.4cm" svg:viewBox="0 0 4600 500" draw:points="4600,400 4500,500 0,500 0,0">
          <text:p/>
        </draw:polyline>
        <draw:polyline draw:style-name="gr75" draw:text-style-name="P2" draw:layer="layout" svg:width="4.299cm" svg:height="0.399cm" svg:x="5.5cm" svg:y="10.4cm" svg:viewBox="0 0 4300 400" draw:points="4300,400 2500,400 0,400 0,0">
          <text:p/>
        </draw:polyline>
        <draw:polyline draw:style-name="gr72" draw:text-style-name="P2" draw:layer="layout" svg:width="1.399cm" svg:height="1.299cm" svg:x="9.1cm" svg:y="7.3cm" svg:viewBox="0 0 1400 1300" draw:points="1300,0 1400,100 1400,600 0,600 0,1300">
          <text:p/>
        </draw:polyline>
        <draw:polyline draw:style-name="gr74" draw:text-style-name="P2" draw:layer="layout" svg:width="0.999cm" svg:height="1.299cm" svg:x="9.3cm" svg:y="7.3cm" svg:viewBox="0 0 1000 1300" draw:points="900,0 1000,100 1000,800 0,800 0,1300">
          <text:p/>
        </draw:polyline>
        <draw:polyline draw:style-name="gr71" draw:text-style-name="P2" draw:layer="layout" svg:width="0.599cm" svg:height="1.299cm" svg:x="9.5cm" svg:y="7.3cm" svg:viewBox="0 0 600 1300" draw:points="500,0 600,100 600,1000 0,1000 0,1300">
          <text:p/>
        </draw:polyline>
        <draw:frame draw:style-name="gr7" draw:text-style-name="P6" draw:layer="layout" svg:width="0.1cm" svg:height="0.2cm" svg:x="6.201cm" svg:y="5.401cm">
          <draw:text-box>
            <text:p><text:span text:style-name="T4">1</text:span></text:p>
          </draw:text-box>
        </draw:frame>
        <draw:polyline draw:style-name="gr76" draw:text-style-name="P2" draw:layer="layout" svg:width="1.199cm" svg:height="1.099cm" svg:x="9.2cm" svg:y="7.5cm" svg:viewBox="0 0 1200 1100" draw:points="1200,0 1200,500 0,500 0,1100">
          <text:p/>
        </draw:polyline>
        <draw:polyline draw:style-name="gr77" draw:text-style-name="P2" draw:layer="layout" svg:width="0.799cm" svg:height="1.099cm" svg:x="9.4cm" svg:y="7.5cm" svg:viewBox="0 0 800 1100" draw:points="0,1100 0,700 800,700 800,0">
          <text:p/>
        </draw:polyline>
        <draw:polyline draw:style-name="gr78" draw:text-style-name="P2" draw:layer="layout" svg:width="0.399cm" svg:height="1.099cm" svg:x="9.6cm" svg:y="7.5cm" svg:viewBox="0 0 400 1100" draw:points="0,1100 0,900 400,900 400,0">
          <text:p/>
        </draw:polyline>
        <draw:rect draw:style-name="gr79" draw:text-style-name="P14" draw:layer="layout" svg:width="1.1cm" svg:height="0.4cm" svg:x="10.3cm" svg:y="10.75cm">
          <text:p/>
        </draw:rect>
        <draw:frame draw:style-name="gr37" draw:text-style-name="P31" draw:layer="layout" svg:width="0.89cm" svg:height="0.25cm" svg:x="10.41cm" svg:y="10.82cm">
          <draw:text-box>
            <text:p><text:span text:style-name="T15">RW_5V_W2</text:span></text:p>
          </draw:text-box>
        </draw:frame>
        <draw:rect draw:style-name="gr79" draw:text-style-name="P14" draw:layer="layout" svg:width="0.4cm" svg:height="1.1cm" svg:x="10.75cm" svg:y="6.7cm">
          <text:p/>
        </draw:rect>
        <draw:frame draw:style-name="gr37" draw:text-style-name="P31" draw:layer="layout" svg:width="0.93cm" svg:height="0.25cm" draw:transform="rotate (1.5707963267949) translate (10.82cm 7.73cm)">
          <draw:text-box>
            <text:p><text:span text:style-name="T15">CON_6pol_3</text:span></text:p>
          </draw:text-box>
        </draw:frame>
        <draw:line draw:style-name="gr56" draw:text-style-name="P2" draw:layer="layout" svg:x1="11.614cm" svg:y1="3.102cm" svg:x2="11.614cm" svg:y2="3.402cm">
          <text:p/>
        </draw:line>
        <draw:line draw:style-name="gr3" draw:text-style-name="P2" draw:layer="layout" svg:x1="12.2cm" svg:y1="3.4cm" svg:x2="12.2cm" svg:y2="3.1cm">
          <text:p/>
        </draw:line>
        <draw:line draw:style-name="gr4" draw:text-style-name="P2" draw:layer="layout" svg:x1="12.014cm" svg:y1="3.102cm" svg:x2="12.014cm" svg:y2="3.402cm">
          <text:p/>
        </draw:line>
        <draw:line draw:style-name="gr5" draw:text-style-name="P2" draw:layer="layout" svg:x1="11.814cm" svg:y1="3.102cm" svg:x2="11.814cm" svg:y2="3.402cm">
          <text:p/>
        </draw:line>
        <draw:line draw:style-name="gr3" draw:text-style-name="P2" draw:layer="layout" svg:x1="15.703cm" svg:y1="13.405cm" svg:x2="16.408cm" svg:y2="13.4cm">
          <text:p/>
        </draw:line>
        <draw:line draw:style-name="gr4" draw:text-style-name="P2" draw:layer="layout" svg:x1="16.408cm" svg:y1="13.7cm" svg:x2="15.703cm" svg:y2="13.705cm">
          <text:p/>
        </draw:line>
        <draw:line draw:style-name="gr5" draw:text-style-name="P2" draw:layer="layout" svg:x1="15.7cm" svg:y1="13.104cm" svg:x2="16.408cm" svg:y2="13.101cm">
          <text:p/>
        </draw:line>
        <draw:line draw:style-name="gr6" draw:text-style-name="P2" draw:layer="layout" svg:x1="16.408cm" svg:y1="12.8cm" svg:x2="15.707cm" svg:y2="12.8cm">
          <text:p/>
        </draw:line>
        <draw:line draw:style-name="gr3" draw:text-style-name="P2" draw:layer="layout" svg:x1="12.501cm" svg:y1="4.2cm" svg:x2="13.202cm" svg:y2="4.2cm">
          <text:p/>
        </draw:line>
        <draw:line draw:style-name="gr4" draw:text-style-name="P2" draw:layer="layout" svg:x1="13.202cm" svg:y1="4.499cm" svg:x2="12.501cm" svg:y2="4.499cm">
          <text:p/>
        </draw:line>
        <draw:line draw:style-name="gr30" draw:text-style-name="P2" draw:layer="layout" svg:x1="13.397cm" svg:y1="13.801cm" svg:x2="13.397cm" svg:y2="14cm">
          <text:p/>
        </draw:line>
        <draw:line draw:style-name="gr30" draw:text-style-name="P2" draw:layer="layout" svg:x1="13.703cm" svg:y1="13.796cm" svg:x2="13.703cm" svg:y2="13.995cm">
          <text:p/>
        </draw:line>
        <draw:line draw:style-name="gr30" draw:text-style-name="P2" draw:layer="layout" svg:x1="13.999cm" svg:y1="13.801cm" svg:x2="13.999cm" svg:y2="14cm">
          <text:p/>
        </draw:line>
        <draw:line draw:style-name="gr30" draw:text-style-name="P2" draw:layer="layout" svg:x1="14.299cm" svg:y1="13.801cm" svg:x2="14.299cm" svg:y2="14cm">
          <text:p/>
        </draw:line>
        <draw:frame draw:style-name="gr80" draw:text-style-name="P28" draw:layer="layout" svg:width="1.904cm" svg:height="0.348cm" svg:x="13.503cm" svg:y="12.756cm">
          <draw:text-box>
            <text:p><text:span text:style-name="T12">PCF8574-Board</text:span></text:p>
          </draw:text-box>
        </draw:frame>
        <draw:frame draw:style-name="gr81" draw:text-style-name="P18" draw:layer="layout" svg:width="0.24cm" svg:height="0.269cm" svg:x="13.583cm" svg:y="13.497cm">
          <draw:text-box>
            <text:p><text:span text:style-name="T8">P6</text:span></text:p>
          </draw:text-box>
        </draw:frame>
        <draw:line draw:style-name="gr30" draw:text-style-name="P2" draw:layer="layout" svg:x1="14.6cm" svg:y1="13.801cm" svg:x2="14.6cm" svg:y2="14cm">
          <text:p/>
        </draw:line>
        <draw:line draw:style-name="gr30" draw:text-style-name="P2" draw:layer="layout" svg:x1="14.9cm" svg:y1="13.801cm" svg:x2="14.9cm" svg:y2="14cm">
          <text:p/>
        </draw:line>
        <draw:line draw:style-name="gr30" draw:text-style-name="P2" draw:layer="layout" svg:x1="15.201cm" svg:y1="13.801cm" svg:x2="15.201cm" svg:y2="14cm">
          <text:p/>
        </draw:line>
        <draw:line draw:style-name="gr30" draw:text-style-name="P2" draw:layer="layout" svg:x1="15.502cm" svg:y1="13.801cm" svg:x2="15.502cm" svg:y2="14cm">
          <text:p/>
        </draw:line>
        <draw:frame draw:style-name="gr82" draw:text-style-name="P28" draw:layer="layout" svg:width="1.503cm" svg:height="0.348cm" svg:x="13.703cm" svg:y="13.149cm">
          <draw:text-box>
            <text:p><text:span text:style-name="T12">OUT: 0x40</text:span></text:p>
          </draw:text-box>
        </draw:frame>
        <draw:polyline draw:style-name="gr33" draw:text-style-name="P2" draw:layer="layout" svg:width="2.103cm" svg:height="0.397cm" svg:x="13.402cm" svg:y="12.701cm" svg:viewBox="0 0 2104 398" draw:points="2104,0 2104,398 0,398 0,0">
          <text:p/>
        </draw:polyline>
        <draw:line draw:style-name="gr3" draw:text-style-name="P2" draw:layer="layout" svg:x1="18.9cm" svg:y1="13.398cm" svg:x2="19.1cm" svg:y2="13.398cm">
          <text:p/>
        </draw:line>
        <draw:line draw:style-name="gr4" draw:text-style-name="P2" draw:layer="layout" svg:x1="19.1cm" svg:y1="13.697cm" svg:x2="18.9cm" svg:y2="13.697cm">
          <text:p/>
        </draw:line>
        <draw:line draw:style-name="gr5" draw:text-style-name="P2" draw:layer="layout" svg:x1="18.9cm" svg:y1="13.098cm" svg:x2="19.1cm" svg:y2="13.098cm">
          <text:p/>
        </draw:line>
        <draw:line draw:style-name="gr6" draw:text-style-name="P2" draw:layer="layout" svg:x1="19.1cm" svg:y1="12.798cm" svg:x2="18.9cm" svg:y2="12.798cm">
          <text:p/>
        </draw:line>
        <draw:frame draw:style-name="gr7" draw:text-style-name="P3" draw:layer="layout" svg:width="0.401cm" svg:height="0.3cm" svg:x="15.802cm" svg:y="12.546cm">
          <draw:text-box>
            <text:p><text:span text:style-name="T1">+5V</text:span></text:p>
          </draw:text-box>
        </draw:frame>
        <draw:rect draw:style-name="gr83" draw:text-style-name="P15" draw:layer="layout" svg:width="2.505cm" svg:height="1.095cm" svg:x="13.202cm" svg:y="12.706cm">
          <text:p/>
        </draw:rect>
        <draw:frame draw:style-name="gr7" draw:text-style-name="P5" draw:layer="layout" svg:width="0.501cm" svg:height="0.28cm" svg:x="12.603cm" svg:y="4.265cm">
          <draw:text-box>
            <text:p><text:span text:style-name="T3">SCL</text:span></text:p>
          </draw:text-box>
        </draw:frame>
        <draw:frame draw:style-name="gr7" draw:text-style-name="P4" draw:layer="layout" svg:width="0.501cm" svg:height="0.279cm" svg:x="12.603cm" svg:y="3.963cm">
          <draw:text-box>
            <text:p><text:span text:style-name="T2">SDA</text:span></text:p>
          </draw:text-box>
        </draw:frame>
        <draw:line draw:style-name="gr5" draw:text-style-name="P2" draw:layer="layout" svg:x1="12.501cm" svg:y1="3.9cm" svg:x2="13.202cm" svg:y2="3.9cm">
          <text:p/>
        </draw:line>
        <draw:line draw:style-name="gr6" draw:text-style-name="P2" draw:layer="layout" svg:x1="13.202cm" svg:y1="3.6cm" svg:x2="12.501cm" svg:y2="3.6cm">
          <text:p/>
        </draw:line>
        <draw:frame draw:style-name="gr7" draw:text-style-name="P6" draw:layer="layout" svg:width="0.305cm" svg:height="0.3cm" svg:x="12.596cm" svg:y="3.646cm">
          <draw:text-box>
            <text:p><text:span text:style-name="T4">0V</text:span></text:p>
          </draw:text-box>
        </draw:frame>
        <draw:frame draw:style-name="gr7" draw:text-style-name="P3" draw:layer="layout" svg:width="0.401cm" svg:height="0.3cm" svg:x="12.596cm" svg:y="3.346cm">
          <draw:text-box>
            <text:p><text:span text:style-name="T1">+5V</text:span></text:p>
          </draw:text-box>
        </draw:frame>
        <draw:frame draw:style-name="gr7" draw:text-style-name="P4" draw:layer="layout" svg:width="0.501cm" svg:height="0.279cm" svg:x="15.809cm" svg:y="13.163cm">
          <draw:text-box>
            <text:p><text:span text:style-name="T2">SDA</text:span></text:p>
          </draw:text-box>
        </draw:frame>
        <draw:frame draw:style-name="gr7" draw:text-style-name="P5" draw:layer="layout" svg:width="0.501cm" svg:height="0.28cm" svg:x="15.809cm" svg:y="13.465cm">
          <draw:text-box>
            <text:p><text:span text:style-name="T3">SCL</text:span></text:p>
          </draw:text-box>
        </draw:frame>
        <draw:frame draw:style-name="gr28" draw:text-style-name="P32" draw:layer="layout" svg:width="0.5cm" svg:height="0.3cm" draw:transform="rotate (1.5707963267949) translate (15.527cm 14.5cm)">
          <draw:text-box>
            <text:p><text:span text:style-name="T16">WSA</text:span></text:p>
          </draw:text-box>
        </draw:frame>
        <draw:frame draw:style-name="gr81" draw:text-style-name="P18" draw:layer="layout" svg:width="0.241cm" svg:height="0.269cm" svg:x="13.282cm" svg:y="13.497cm">
          <draw:text-box>
            <text:p><text:span text:style-name="T8">P7</text:span></text:p>
          </draw:text-box>
        </draw:frame>
        <draw:frame draw:style-name="gr81" draw:text-style-name="P18" draw:layer="layout" svg:width="0.241cm" svg:height="0.269cm" svg:x="13.883cm" svg:y="13.497cm">
          <draw:text-box>
            <text:p><text:span text:style-name="T8">P5</text:span></text:p>
          </draw:text-box>
        </draw:frame>
        <draw:frame draw:style-name="gr81" draw:text-style-name="P18" draw:layer="layout" svg:width="0.241cm" svg:height="0.269cm" svg:x="14.184cm" svg:y="13.497cm">
          <draw:text-box>
            <text:p><text:span text:style-name="T8">P4</text:span></text:p>
          </draw:text-box>
        </draw:frame>
        <draw:frame draw:style-name="gr81" draw:text-style-name="P18" draw:layer="layout" svg:width="0.24cm" svg:height="0.269cm" svg:x="14.485cm" svg:y="13.497cm">
          <draw:text-box>
            <text:p><text:span text:style-name="T8">P3</text:span></text:p>
          </draw:text-box>
        </draw:frame>
        <draw:frame draw:style-name="gr81" draw:text-style-name="P18" draw:layer="layout" svg:width="0.241cm" svg:height="0.269cm" svg:x="14.785cm" svg:y="13.497cm">
          <draw:text-box>
            <text:p><text:span text:style-name="T8">P2</text:span></text:p>
          </draw:text-box>
        </draw:frame>
        <draw:frame draw:style-name="gr81" draw:text-style-name="P18" draw:layer="layout" svg:width="0.24cm" svg:height="0.269cm" svg:x="15.086cm" svg:y="13.497cm">
          <draw:text-box>
            <text:p><text:span text:style-name="T8">P1</text:span></text:p>
          </draw:text-box>
        </draw:frame>
        <draw:frame draw:style-name="gr81" draw:text-style-name="P18" draw:layer="layout" svg:width="0.241cm" svg:height="0.269cm" svg:x="15.386cm" svg:y="13.497cm">
          <draw:text-box>
            <text:p><text:span text:style-name="T8">P0</text:span></text:p>
          </draw:text-box>
        </draw:frame>
        <draw:frame draw:style-name="gr28" draw:text-style-name="P32" draw:layer="layout" svg:width="0.5cm" svg:height="0.301cm" draw:transform="rotate (1.5707963267949) translate (15.226cm 14.5cm)">
          <draw:text-box>
            <text:p><text:span text:style-name="T16">WSB</text:span></text:p>
          </draw:text-box>
        </draw:frame>
        <draw:line draw:style-name="gr30" draw:text-style-name="P2" draw:layer="layout" svg:x1="16.604cm" svg:y1="13.801cm" svg:x2="16.604cm" svg:y2="14cm">
          <text:p/>
        </draw:line>
        <draw:line draw:style-name="gr30" draw:text-style-name="P2" draw:layer="layout" svg:x1="16.91cm" svg:y1="13.796cm" svg:x2="16.91cm" svg:y2="13.995cm">
          <text:p/>
        </draw:line>
        <draw:line draw:style-name="gr30" draw:text-style-name="P2" draw:layer="layout" svg:x1="17.205cm" svg:y1="13.801cm" svg:x2="17.205cm" svg:y2="14cm">
          <text:p/>
        </draw:line>
        <draw:line draw:style-name="gr30" draw:text-style-name="P2" draw:layer="layout" svg:x1="17.506cm" svg:y1="13.801cm" svg:x2="17.506cm" svg:y2="14cm">
          <text:p/>
        </draw:line>
        <draw:frame draw:style-name="gr80" draw:text-style-name="P28" draw:layer="layout" svg:width="1.904cm" svg:height="0.348cm" svg:x="16.709cm" svg:y="12.756cm">
          <draw:text-box>
            <text:p><text:span text:style-name="T12">PCF8574-Board</text:span></text:p>
          </draw:text-box>
        </draw:frame>
        <draw:frame draw:style-name="gr81" draw:text-style-name="P18" draw:layer="layout" svg:width="0.241cm" svg:height="0.269cm" svg:x="16.789cm" svg:y="13.497cm">
          <draw:text-box>
            <text:p><text:span text:style-name="T8">P6</text:span></text:p>
          </draw:text-box>
        </draw:frame>
        <draw:line draw:style-name="gr30" draw:text-style-name="P2" draw:layer="layout" svg:x1="17.806cm" svg:y1="13.801cm" svg:x2="17.806cm" svg:y2="14cm">
          <text:p/>
        </draw:line>
        <draw:line draw:style-name="gr30" draw:text-style-name="P2" draw:layer="layout" svg:x1="18.107cm" svg:y1="13.801cm" svg:x2="18.107cm" svg:y2="14cm">
          <text:p/>
        </draw:line>
        <draw:line draw:style-name="gr30" draw:text-style-name="P2" draw:layer="layout" svg:x1="18.408cm" svg:y1="13.801cm" svg:x2="18.408cm" svg:y2="14cm">
          <text:p/>
        </draw:line>
        <draw:line draw:style-name="gr30" draw:text-style-name="P2" draw:layer="layout" svg:x1="18.708cm" svg:y1="13.801cm" svg:x2="18.708cm" svg:y2="14cm">
          <text:p/>
        </draw:line>
        <draw:frame draw:style-name="gr82" draw:text-style-name="P28" draw:layer="layout" svg:width="1.302cm" svg:height="0.348cm" svg:x="17.01cm" svg:y="13.149cm">
          <draw:text-box>
            <text:p><text:span text:style-name="T12">IN: 0x41</text:span></text:p>
          </draw:text-box>
        </draw:frame>
        <draw:polyline draw:style-name="gr33" draw:text-style-name="P2" draw:layer="layout" svg:width="2.103cm" svg:height="0.397cm" svg:x="16.609cm" svg:y="12.701cm" svg:viewBox="0 0 2104 398" draw:points="2104,0 2104,398 0,398 0,0">
          <text:p/>
        </draw:polyline>
        <draw:rect draw:style-name="gr83" draw:text-style-name="P15" draw:layer="layout" svg:width="2.505cm" svg:height="1.095cm" svg:x="16.409cm" svg:y="12.706cm">
          <text:p/>
        </draw:rect>
        <draw:frame draw:style-name="gr81" draw:text-style-name="P18" draw:layer="layout" svg:width="0.24cm" svg:height="0.269cm" svg:x="16.489cm" svg:y="13.497cm">
          <draw:text-box>
            <text:p><text:span text:style-name="T8">P7</text:span></text:p>
          </draw:text-box>
        </draw:frame>
        <draw:frame draw:style-name="gr81" draw:text-style-name="P18" draw:layer="layout" svg:width="0.24cm" svg:height="0.269cm" svg:x="17.09cm" svg:y="13.497cm">
          <draw:text-box>
            <text:p><text:span text:style-name="T8">P5</text:span></text:p>
          </draw:text-box>
        </draw:frame>
        <draw:frame draw:style-name="gr81" draw:text-style-name="P18" draw:layer="layout" svg:width="0.24cm" svg:height="0.269cm" svg:x="17.391cm" svg:y="13.497cm">
          <draw:text-box>
            <text:p><text:span text:style-name="T8">P4</text:span></text:p>
          </draw:text-box>
        </draw:frame>
        <draw:frame draw:style-name="gr81" draw:text-style-name="P18" draw:layer="layout" svg:width="0.241cm" svg:height="0.269cm" svg:x="17.691cm" svg:y="13.497cm">
          <draw:text-box>
            <text:p><text:span text:style-name="T8">P3</text:span></text:p>
          </draw:text-box>
        </draw:frame>
        <draw:frame draw:style-name="gr81" draw:text-style-name="P18" draw:layer="layout" svg:width="0.24cm" svg:height="0.269cm" svg:x="17.992cm" svg:y="13.497cm">
          <draw:text-box>
            <text:p><text:span text:style-name="T8">P2</text:span></text:p>
          </draw:text-box>
        </draw:frame>
        <draw:frame draw:style-name="gr81" draw:text-style-name="P18" draw:layer="layout" svg:width="0.241cm" svg:height="0.269cm" svg:x="18.292cm" svg:y="13.497cm">
          <draw:text-box>
            <text:p><text:span text:style-name="T8">P1</text:span></text:p>
          </draw:text-box>
        </draw:frame>
        <draw:frame draw:style-name="gr81" draw:text-style-name="P18" draw:layer="layout" svg:width="0.24cm" svg:height="0.269cm" svg:x="18.593cm" svg:y="13.497cm">
          <draw:text-box>
            <text:p><text:span text:style-name="T8">P0</text:span></text:p>
          </draw:text-box>
        </draw:frame>
        <draw:frame draw:style-name="gr28" draw:text-style-name="P32" draw:layer="layout" svg:width="0.5cm" svg:height="0.301cm" draw:transform="rotate (1.5707963267949) translate (18.733cm 14.5cm)">
          <draw:text-box>
            <text:p><text:span text:style-name="T16">WRA</text:span></text:p>
          </draw:text-box>
        </draw:frame>
        <draw:frame draw:style-name="gr28" draw:text-style-name="P32" draw:layer="layout" svg:width="0.5cm" svg:height="0.3cm" draw:transform="rotate (1.5707963267949) translate (18.433cm 14.5cm)">
          <draw:text-box>
            <text:p><text:span text:style-name="T16">WRB</text:span></text:p>
          </draw:text-box>
        </draw:frame>
        <draw:frame draw:style-name="gr7" draw:text-style-name="P6" draw:layer="layout" svg:width="0.3cm" svg:height="0.28cm" svg:x="8.314cm" svg:y="3.652cm">
          <draw:text-box>
            <text:p><text:span text:style-name="T4">0V</text:span></text:p>
          </draw:text-box>
        </draw:frame>
        <draw:frame draw:style-name="gr7" draw:text-style-name="P6" draw:layer="layout" svg:width="0.3cm" svg:height="0.28cm" svg:x="8.314cm" svg:y="4.052cm">
          <draw:text-box>
            <text:p><text:span text:style-name="T4">5V</text:span></text:p>
          </draw:text-box>
        </draw:frame>
        <draw:frame draw:style-name="gr7" draw:text-style-name="P6" draw:layer="layout" svg:width="0.36cm" svg:height="0.28cm" svg:x="8.217cm" svg:y="3.252cm">
          <draw:text-box>
            <text:p><text:span text:style-name="T4">DCC</text:span></text:p>
          </draw:text-box>
        </draw:frame>
        <draw:frame draw:style-name="gr7" draw:text-style-name="P6" draw:layer="layout" svg:width="0.306cm" svg:height="0.3cm" svg:x="15.803cm" svg:y="12.846cm">
          <draw:text-box>
            <text:p><text:span text:style-name="T4">0V</text:span></text:p>
          </draw:text-box>
        </draw:frame>
        <draw:rect draw:style-name="gr84" draw:text-style-name="P15" draw:layer="layout" svg:width="1.2cm" svg:height="1.2cm" svg:x="10cm" svg:y="3.4cm">
          <text:p/>
        </draw:rect>
        <draw:frame draw:style-name="gr85" draw:text-style-name="P33" draw:layer="layout" svg:width="1cm" svg:height="0.497cm" svg:x="10.114cm" svg:y="3.817cm">
          <draw:text-box>
            <text:p><text:span text:style-name="T17">ESP32</text:span></text:p>
          </draw:text-box>
        </draw:frame>
        <draw:line draw:style-name="gr5" draw:text-style-name="P2" draw:layer="layout" svg:x1="9.515cm" svg:y1="3.01cm" svg:x2="9.515cm" svg:y2="3.41cm">
          <text:p/>
        </draw:line>
        <draw:line draw:style-name="gr5" draw:text-style-name="P2" draw:layer="layout" svg:x1="9.215cm" svg:y1="3.01cm" svg:x2="9.215cm" svg:y2="3.41cm">
          <text:p/>
        </draw:line>
        <draw:frame draw:style-name="gr7" draw:text-style-name="P6" draw:layer="layout" svg:width="0.835cm" svg:height="0.355cm" svg:x="9.014cm" svg:y="2.102cm">
          <draw:text-box>
            <text:p><text:span text:style-name="T4">Auswahl</text:span></text:p>
          </draw:text-box>
        </draw:frame>
        <draw:g draw:style-name="gr21">
          <draw:g draw:style-name="gr25">
            <draw:line draw:style-name="gr86" draw:text-style-name="P1" draw:layer="layout" svg:x1="9.404cm" svg:y1="2.82cm" svg:x2="9.404cm" svg:y2="2.51cm">
              <text:p/>
            </draw:line>
            <draw:line draw:style-name="gr87" draw:text-style-name="P2" draw:layer="layout" svg:x1="9.504cm" svg:y1="2.51cm" svg:x2="9.304cm" svg:y2="2.51cm">
              <text:p/>
            </draw:line>
          </draw:g>
          <draw:line draw:style-name="gr88" draw:text-style-name="P1" draw:layer="layout" svg:x1="9.172cm" svg:y1="2.801cm" svg:x2="9.572cm" svg:y2="2.801cm">
            <text:p/>
          </draw:line>
          <draw:circle draw:style-name="gr89" draw:text-style-name="P14" draw:layer="layout" svg:width="0.1cm" svg:height="0.1cm" draw:transform="rotate (1.5707963267949) translate (9.165cm 3.044cm)">
            <text:p/>
          </draw:circle>
          <draw:circle draw:style-name="gr89" draw:text-style-name="P14" draw:layer="layout" svg:width="0.1cm" svg:height="0.1cm" draw:transform="rotate (1.5707963267949) translate (9.465cm 3.044cm)">
            <text:p/>
          </draw:circle>
        </draw:g>
        <draw:frame draw:style-name="gr7" draw:text-style-name="P34" draw:layer="layout" svg:width="0.388cm" svg:height="0.3cm" svg:x="11.214cm" svg:y="3.152cm">
          <draw:text-box>
            <text:p><text:span text:style-name="T18">3V3</text:span></text:p>
          </draw:text-box>
        </draw:frame>
        <draw:frame draw:style-name="gr82" draw:text-style-name="P28" draw:layer="layout" svg:width="1.1cm" svg:height="0.35cm" svg:x="11.3cm" svg:y="2.75cm">
          <draw:text-box>
            <text:p><text:span text:style-name="T12">1,54“ Display</text:span></text:p>
          </draw:text-box>
        </draw:frame>
        <draw:line draw:style-name="gr33" draw:text-style-name="P2" draw:layer="layout" svg:x1="12.514cm" svg:y1="2.75cm" svg:x2="11.2cm" svg:y2="2.75cm">
          <text:p/>
        </draw:line>
        <draw:rect draw:style-name="gr90" draw:text-style-name="P1" draw:layer="layout" svg:width="1.114cm" svg:height="0.5cm" svg:x="11.3cm" svg:y="2.2cm">
          <text:p/>
        </draw:rect>
        <draw:rect draw:style-name="gr83" draw:text-style-name="P15" draw:layer="layout" svg:width="1.314cm" svg:height="1cm" svg:x="11.2cm" svg:y="2.1cm">
          <text:p/>
        </draw:rect>
        <draw:polyline draw:style-name="gr73" draw:text-style-name="P2" draw:layer="layout" svg:width="1.985cm" svg:height="1.101cm" svg:x="6.714cm" svg:y="4.3cm" svg:viewBox="0 0 1986 1102" draw:points="1986,0 1486,0 1486,1000 100,1002 0,1102">
          <text:p/>
        </draw:polyline>
        <draw:polyline draw:style-name="gr72" draw:text-style-name="P2" draw:layer="layout" svg:width="1.799cm" svg:height="0.999cm" svg:x="6.9cm" svg:y="4.4cm" svg:viewBox="0 0 1800 1000" draw:points="1800,0 1400,0 1400,1000 0,1000">
          <text:p/>
        </draw:polyline>
        <draw:line draw:style-name="gr91" draw:text-style-name="P2" draw:layer="layout" svg:x1="10.614cm" svg:y1="2.502cm" svg:x2="10.6cm" svg:y2="3.4cm">
          <text:p/>
        </draw:line>
        <draw:line draw:style-name="gr91" draw:text-style-name="P2" draw:layer="layout" svg:x1="10.414cm" svg:y1="2.502cm" svg:x2="10.614cm" svg:y2="2.802cm">
          <text:p/>
        </draw:line>
        <draw:line draw:style-name="gr91" draw:text-style-name="P2" draw:layer="layout" svg:x1="10.814cm" svg:y1="2.502cm" svg:x2="10.614cm" svg:y2="2.802cm">
          <text:p/>
        </draw:line>
        <draw:rect draw:style-name="gr92" draw:text-style-name="P35" draw:layer="layout" svg:width="1.3cm" svg:height="1.2cm" svg:x="8.7cm" svg:y="3.4cm">
          <text:p/>
        </draw:rect>
        <draw:frame draw:style-name="gr93" draw:text-style-name="P36" draw:layer="layout" svg:width="0.304cm" svg:height="0.2cm" svg:x="9.014cm" svg:y="3.382cm">
          <draw:text-box>
            <text:p><text:span text:style-name="T19">IO19</text:span></text:p>
          </draw:text-box>
        </draw:frame>
        <draw:frame draw:style-name="gr93" draw:text-style-name="P36" draw:layer="layout" svg:width="0.2cm" svg:height="0.2cm" svg:x="9.414cm" svg:y="3.382cm">
          <draw:text-box>
            <text:p><text:span text:style-name="T19">0V</text:span></text:p>
          </draw:text-box>
        </draw:frame>
        <draw:rect draw:style-name="gr94" draw:text-style-name="P14" draw:layer="layout" svg:width="1.1cm" svg:height="0.9cm" svg:x="8.814cm" svg:y="3.602cm">
          <text:p/>
        </draw:rect>
        <draw:frame draw:style-name="gr95" draw:text-style-name="P16" draw:layer="layout" svg:width="0.896cm" svg:height="0.8cm" svg:x="8.914cm" svg:y="3.652cm">
          <draw:text-box>
            <text:p><text:span text:style-name="T20">shield_</text:span></text:p>
            <text:p><text:span text:style-name="T20">5V_DCC</text:span></text:p>
            <text:p><text:span text:style-name="T20">_6pol</text:span></text:p>
          </draw:text-box>
        </draw:frame>
        <draw:rect draw:style-name="gr92" draw:text-style-name="P35" draw:layer="layout" svg:width="1.3cm" svg:height="1.2cm" svg:x="11.2cm" svg:y="3.402cm">
          <text:p/>
        </draw:rect>
        <draw:rect draw:style-name="gr94" draw:text-style-name="P14" draw:layer="layout" svg:width="1.1cm" svg:height="0.9cm" svg:x="11.314cm" svg:y="3.602cm">
          <text:p/>
        </draw:rect>
        <draw:frame draw:style-name="gr95" draw:text-style-name="P16" draw:layer="layout" svg:width="0.8cm" svg:height="0.8cm" svg:x="11.414cm" svg:y="3.652cm">
          <draw:text-box>
            <text:p><text:span text:style-name="T20">shield_</text:span></text:p>
            <text:p><text:span text:style-name="T20">I2C_</text:span></text:p>
            <text:p><text:span text:style-name="T20">5V_3V3</text:span></text:p>
          </draw:text-box>
        </draw:frame>
        <draw:frame draw:style-name="gr95" draw:text-style-name="P37" draw:layer="layout" svg:width="2.482cm" svg:height="0.3cm" svg:x="9.32cm" svg:y="4.65cm">
          <draw:text-box>
            <text:p><text:span text:style-name="T21">Software: rcc_demo1</text:span></text:p>
          </draw:text-box>
        </draw:frame>
        <draw:frame draw:style-name="gr7" draw:text-style-name="P6" draw:layer="layout" svg:width="0.835cm" svg:height="0.355cm" svg:x="10.215cm" svg:y="2.103cm">
          <draw:text-box>
            <text:p><text:span text:style-name="T4">MQTT</text:span></text:p>
          </draw:text-box>
        </draw:frame>
        <draw:polyline draw:style-name="gr70" draw:text-style-name="P2" draw:layer="layout" svg:width="1.985cm" svg:height="1.501cm" svg:x="6.714cm" svg:y="3.5cm" svg:viewBox="0 0 1986 1502" draw:points="1986,0 1086,0 1086,1400 100,1402 0,1502">
          <text:p/>
        </draw:polyline>
        <draw:polyline draw:style-name="gr71" draw:text-style-name="P2" draw:layer="layout" svg:width="2.273cm" svg:height="1.164cm" draw:transform="rotate (-2.5535912285929) translate (9.10000023570791cm 4.20000188568136cm)" svg:viewBox="0 0 2274 1165" draw:points="0,721 666,1165 1442,0 2274,555">
          <text:p/>
        </draw:polyline>
        <draw:polyline draw:style-name="gr75" draw:text-style-name="P2" draw:layer="layout" svg:width="1.999cm" svg:height="1.299cm" svg:x="6.7cm" svg:y="3.9cm" svg:viewBox="0 0 2000 1300" draw:points="2000,0 1300,0 1300,1200 100,1200 0,1300">
          <text:p/>
        </draw:polyline>
        <draw:polyline draw:style-name="gr74" draw:text-style-name="P2" draw:layer="layout" svg:width="1.784cm" svg:height="1.201cm" svg:x="6.915cm" svg:y="4cm" svg:viewBox="0 0 1785 1202" draw:points="1785,0 1185,0 1185,1200 0,1202">
          <text:p/>
        </draw:polyline>
        <draw:polyline draw:style-name="gr70" draw:text-style-name="P2" draw:layer="layout" svg:width="0.3cm" svg:height="1.199cm" svg:x="5.7cm" svg:y="5cm" svg:viewBox="0 0 301 1200" draw:points="0,1200 1,0 301,0">
          <text:p/>
        </draw:polyline>
        <draw:polyline draw:style-name="gr71" draw:text-style-name="P2" draw:layer="layout" svg:width="0.6cm" svg:height="1.199cm" svg:x="5.6cm" svg:y="5cm" svg:viewBox="0 0 601 1200" draw:points="0,1200 1,100 501,100 601,0">
          <text:p/>
        </draw:polyline>
        <draw:polyline draw:style-name="gr72" draw:text-style-name="P2" draw:layer="layout" svg:width="1cm" svg:height="0.799cm" svg:x="5.2cm" svg:y="5.4cm" svg:viewBox="0 0 1001 800" draw:points="0,800 1,100 901,100 1001,0">
          <text:p/>
        </draw:polyline>
        <draw:polyline draw:style-name="gr73" draw:text-style-name="P2" draw:layer="layout" svg:width="0.7cm" svg:height="0.799cm" svg:x="5.3cm" svg:y="5.4cm" svg:viewBox="0 0 701 800" draw:points="0,800 1,0 701,0">
          <text:p/>
        </draw:polyline>
        <draw:polyline draw:style-name="gr74" draw:text-style-name="P2" draw:layer="layout" svg:width="0.8cm" svg:height="0.999cm" svg:x="5.4cm" svg:y="5.2cm" svg:viewBox="0 0 801 1000" draw:points="0,1000 1,100 701,100 801,0">
          <text:p/>
        </draw:polyline>
        <draw:polyline draw:style-name="gr75" draw:text-style-name="P2" draw:layer="layout" svg:width="0.5cm" svg:height="0.999cm" svg:x="5.5cm" svg:y="5.2cm" svg:viewBox="0 0 501 1000" draw:points="0,1000 1,0 501,0">
          <text:p/>
        </draw:polyline>
        <draw:line draw:style-name="gr70" draw:text-style-name="P2" draw:layer="layout" svg:x1="5.7cm" svg:y1="10.4cm" svg:x2="5.7cm" svg:y2="6.2cm">
          <text:p/>
        </draw:line>
        <draw:line draw:style-name="gr71" draw:text-style-name="P2" draw:layer="layout" svg:x1="5.6cm" svg:y1="10.4cm" svg:x2="5.6cm" svg:y2="6.2cm">
          <text:p/>
        </draw:line>
        <draw:line draw:style-name="gr72" draw:text-style-name="P2" draw:layer="layout" svg:x1="5.2cm" svg:y1="10.4cm" svg:x2="5.201cm" svg:y2="6.2cm">
          <text:p/>
        </draw:line>
        <draw:line draw:style-name="gr73" draw:text-style-name="P2" draw:layer="layout" svg:x1="5.3cm" svg:y1="10.4cm" svg:x2="5.3cm" svg:y2="6.2cm">
          <text:p/>
        </draw:line>
        <draw:line draw:style-name="gr74" draw:text-style-name="P2" draw:layer="layout" svg:x1="5.4cm" svg:y1="10.4cm" svg:x2="5.4cm" svg:y2="6.2cm">
          <text:p/>
        </draw:line>
        <draw:line draw:style-name="gr75" draw:text-style-name="P2" draw:layer="layout" svg:x1="5.5cm" svg:y1="10.4cm" svg:x2="5.5cm" svg:y2="6.2cm">
          <text:p/>
        </draw:line>
        <draw:g draw:style-name="gr25">
          <draw:rect draw:style-name="gr79" draw:text-style-name="P14" draw:layer="layout" svg:width="1.75cm" svg:height="0.4cm" svg:x="5.83cm" svg:y="5.63cm">
            <text:p/>
          </draw:rect>
          <draw:frame draw:style-name="gr37" draw:text-style-name="P31" draw:layer="layout" svg:width="1.521cm" svg:height="0.25cm" svg:x="5.95cm" svg:y="5.7cm">
            <draw:text-box>
              <text:p><text:span text:style-name="T15">RW_5V_SUB25_10</text:span></text:p>
            </draw:text-box>
          </draw:frame>
        </draw:g>
        <draw:line draw:style-name="gr3" draw:text-style-name="P2" draw:layer="layout" svg:x1="13cm" svg:y1="4.2cm" svg:x2="13.2cm" svg:y2="4.2cm">
          <text:p/>
        </draw:line>
        <draw:line draw:style-name="gr4" draw:text-style-name="P2" draw:layer="layout" svg:x1="13.2cm" svg:y1="4.499cm" svg:x2="13cm" svg:y2="4.499cm">
          <text:p/>
        </draw:line>
        <draw:line draw:style-name="gr5" draw:text-style-name="P2" draw:layer="layout" svg:x1="13cm" svg:y1="3.9cm" svg:x2="13.2cm" svg:y2="3.9cm">
          <text:p/>
        </draw:line>
        <draw:line draw:style-name="gr6" draw:text-style-name="P2" draw:layer="layout" svg:x1="13.2cm" svg:y1="3.6cm" svg:x2="13cm" svg:y2="3.6cm">
          <text:p/>
        </draw:line>
        <draw:g draw:style-name="gr25">
          <draw:rect draw:style-name="gr79" draw:text-style-name="P14" draw:layer="layout" svg:width="0.4cm" svg:height="1.5cm" svg:x="13.2cm" svg:y="3.3cm">
            <text:p/>
          </draw:rect>
          <draw:frame draw:style-name="gr37" draw:text-style-name="P31" draw:layer="layout" svg:width="1.364cm" svg:height="0.25cm" draw:transform="rotate (1.5707963267949) translate (13.28cm 4.705cm)">
            <draw:text-box>
              <text:p><text:span text:style-name="T15">CON_I2C_20mm</text:span></text:p>
            </draw:text-box>
          </draw:frame>
        </draw:g>
        <draw:line draw:style-name="gr8" draw:text-style-name="P2" draw:layer="layout" svg:x1="16.501cm" svg:y1="4.596cm" svg:x2="16.501cm" svg:y2="4.795cm">
          <text:p/>
        </draw:line>
        <draw:line draw:style-name="gr9" draw:text-style-name="P2" draw:layer="layout" svg:x1="16.701cm" svg:y1="4.597cm" svg:x2="16.701cm" svg:y2="4.796cm">
          <text:p/>
        </draw:line>
        <draw:line draw:style-name="gr10" draw:text-style-name="P2" draw:layer="layout" svg:x1="16.901cm" svg:y1="4.597cm" svg:x2="16.901cm" svg:y2="4.796cm">
          <text:p/>
        </draw:line>
        <draw:line draw:style-name="gr11" draw:text-style-name="P2" draw:layer="layout" svg:x1="17.101cm" svg:y1="4.597cm" svg:x2="17.101cm" svg:y2="4.796cm">
          <text:p/>
        </draw:line>
        <draw:line draw:style-name="gr12" draw:text-style-name="P2" draw:layer="layout" svg:x1="17.301cm" svg:y1="4.596cm" svg:x2="17.301cm" svg:y2="4.795cm">
          <text:p/>
        </draw:line>
        <draw:line draw:style-name="gr13" draw:text-style-name="P2" draw:layer="layout" svg:x1="17.501cm" svg:y1="4.597cm" svg:x2="17.501cm" svg:y2="4.796cm">
          <text:p/>
        </draw:line>
        <draw:line draw:style-name="gr14" draw:text-style-name="P2" draw:layer="layout" svg:x1="17.701cm" svg:y1="4.597cm" svg:x2="17.701cm" svg:y2="4.796cm">
          <text:p/>
        </draw:line>
        <draw:line draw:style-name="gr15" draw:text-style-name="P2" draw:layer="layout" svg:x1="17.901cm" svg:y1="4.597cm" svg:x2="17.901cm" svg:y2="4.796cm">
          <text:p/>
        </draw:line>
        <draw:g draw:style-name="gr25">
          <draw:rect draw:style-name="gr38" draw:text-style-name="P19" draw:layer="layout" svg:width="0.5cm" svg:height="1.1cm" draw:transform="rotate (1.5707963267949) translate (15.451cm 7.649cm)">
            <text:p/>
          </draw:rect>
          <draw:rect draw:style-name="gr39" draw:text-style-name="P20" draw:layer="layout" svg:width="0.4cm" svg:height="1.001cm" draw:transform="rotate (1.5707963267949) translate (15.5cm 7.601cm)">
            <text:p/>
          </draw:rect>
          <draw:circle draw:style-name="gr40" draw:text-style-name="P21" draw:layer="layout" svg:width="0.1cm" svg:height="0.1cm" draw:transform="rotate (1.5707963267949) translate (15.951cm 7.551cm)">
            <text:p/>
          </draw:circle>
          <draw:circle draw:style-name="gr40" draw:text-style-name="P21" draw:layer="layout" svg:width="0.1cm" svg:height="0.1cm" draw:transform="rotate (1.5707963267949) translate (15.951cm 7.351cm)">
            <text:p/>
          </draw:circle>
          <draw:circle draw:style-name="gr40" draw:text-style-name="P21" draw:layer="layout" svg:width="0.1cm" svg:height="0.1cm" draw:transform="rotate (1.5707963267949) translate (16.151cm 7.551cm)">
            <text:p/>
          </draw:circle>
          <draw:circle draw:style-name="gr40" draw:text-style-name="P21" draw:layer="layout" svg:width="0.1cm" svg:height="0.1cm" draw:transform="rotate (1.5707963267949) translate (16.151cm 7.351cm)">
            <text:p/>
          </draw:circle>
          <draw:circle draw:style-name="gr40" draw:text-style-name="P21" draw:layer="layout" svg:width="0.1cm" svg:height="0.1cm" draw:transform="rotate (1.5707963267949) translate (16.351cm 7.551cm)">
            <text:p/>
          </draw:circle>
          <draw:circle draw:style-name="gr40" draw:text-style-name="P21" draw:layer="layout" svg:width="0.1cm" svg:height="0.1cm" draw:transform="rotate (1.5707963267949) translate (16.351cm 7.351cm)">
            <text:p/>
          </draw:circle>
          <draw:rect draw:style-name="gr41" draw:text-style-name="P1" draw:layer="layout" svg:width="0.05cm" svg:height="0.2cm" draw:transform="rotate (1.5707963267949) translate (15.901cm 7.199cm)">
            <text:p/>
          </draw:rect>
          <draw:circle draw:style-name="gr40" draw:text-style-name="P21" draw:layer="layout" svg:width="0.1cm" svg:height="0.1cm" draw:transform="rotate (1.5707963267949) translate (15.549cm 7.553cm)">
            <text:p/>
          </draw:circle>
          <draw:circle draw:style-name="gr40" draw:text-style-name="P21" draw:layer="layout" svg:width="0.1cm" svg:height="0.1cm" draw:transform="rotate (1.5707963267949) translate (15.549cm 7.353cm)">
            <text:p/>
          </draw:circle>
          <draw:circle draw:style-name="gr40" draw:text-style-name="P21" draw:layer="layout" svg:width="0.1cm" svg:height="0.1cm" draw:transform="rotate (1.5707963267949) translate (15.749cm 7.553cm)">
            <text:p/>
          </draw:circle>
          <draw:circle draw:style-name="gr40" draw:text-style-name="P21" draw:layer="layout" svg:width="0.1cm" svg:height="0.1cm" draw:transform="rotate (1.5707963267949) translate (15.749cm 7.353cm)">
            <text:p/>
          </draw:circle>
        </draw:g>
        <draw:circle draw:style-name="gr40" draw:text-style-name="P21" draw:layer="layout" svg:width="0.1cm" svg:height="0.1cm" draw:transform="rotate (-1.5707963267949) translate (15.449cm 6.849cm)">
          <text:p/>
        </draw:circle>
        <draw:circle draw:style-name="gr40" draw:text-style-name="P21" draw:layer="layout" svg:width="0.1cm" svg:height="0.1cm" draw:transform="rotate (-1.5707963267949) translate (15.249cm 6.849cm)">
          <text:p/>
        </draw:circle>
        <draw:circle draw:style-name="gr40" draw:text-style-name="P21" draw:layer="layout" svg:width="0.1cm" svg:height="0.1cm" draw:transform="rotate (-1.5707963267949) translate (15.851cm 6.847cm)">
          <text:p/>
        </draw:circle>
        <draw:circle draw:style-name="gr40" draw:text-style-name="P21" draw:layer="layout" svg:width="0.1cm" svg:height="0.1cm" draw:transform="rotate (-1.5707963267949) translate (15.651cm 6.847cm)">
          <text:p/>
        </draw:circle>
        <draw:frame draw:style-name="gr7" draw:text-style-name="P6" draw:layer="layout" svg:width="0.1cm" svg:height="0.2cm" svg:x="16.6cm" svg:y="7.2cm">
          <draw:text-box>
            <text:p><text:span text:style-name="T4">1</text:span></text:p>
          </draw:text-box>
        </draw:frame>
        <draw:ellipse draw:style-name="gr65" draw:text-style-name="P29" draw:layer="layout" svg:width="0.06cm" svg:height="0.061cm" svg:x="15.47cm" svg:y="12.273cm">
          <text:p/>
        </draw:ellipse>
        <draw:circle draw:style-name="gr65" draw:text-style-name="P29" draw:layer="layout" svg:width="0.06cm" svg:height="0.06cm" svg:x="15.27cm" svg:y="12.274cm">
          <text:p/>
        </draw:circle>
        <draw:circle draw:style-name="gr65" draw:text-style-name="P29" draw:layer="layout" svg:width="0.06cm" svg:height="0.06cm" svg:x="15.37cm" svg:y="12.274cm">
          <text:p/>
        </draw:circle>
        <draw:circle draw:style-name="gr65" draw:text-style-name="P29" draw:layer="layout" svg:width="0.06cm" svg:height="0.06cm" svg:x="15.17cm" svg:y="12.274cm">
          <text:p/>
        </draw:circle>
        <draw:ellipse draw:style-name="gr65" draw:text-style-name="P29" draw:layer="layout" svg:width="0.06cm" svg:height="0.061cm" svg:x="16.17cm" svg:y="12.274cm">
          <text:p/>
        </draw:ellipse>
        <draw:circle draw:style-name="gr65" draw:text-style-name="P29" draw:layer="layout" svg:width="0.06cm" svg:height="0.06cm" svg:x="15.97cm" svg:y="12.275cm">
          <text:p/>
        </draw:circle>
        <draw:circle draw:style-name="gr65" draw:text-style-name="P29" draw:layer="layout" svg:width="0.06cm" svg:height="0.06cm" svg:x="16.07cm" svg:y="12.275cm">
          <text:p/>
        </draw:circle>
        <draw:circle draw:style-name="gr65" draw:text-style-name="P29" draw:layer="layout" svg:width="0.06cm" svg:height="0.06cm" svg:x="15.87cm" svg:y="12.275cm">
          <text:p/>
        </draw:circle>
        <draw:circle draw:style-name="gr40" draw:text-style-name="P21" draw:layer="layout" svg:width="0.1cm" svg:height="0.1cm" draw:transform="rotate (-1.5707963267949) translate (16.449cm 6.849cm)">
          <text:p/>
        </draw:circle>
        <draw:circle draw:style-name="gr40" draw:text-style-name="P21" draw:layer="layout" svg:width="0.1cm" svg:height="0.1cm" draw:transform="rotate (-1.5707963267949) translate (16.249cm 6.849cm)">
          <text:p/>
        </draw:circle>
        <draw:circle draw:style-name="gr40" draw:text-style-name="P21" draw:layer="layout" svg:width="0.1cm" svg:height="0.1cm" draw:transform="rotate (-1.5707963267949) translate (16.851cm 6.847cm)">
          <text:p/>
        </draw:circle>
        <draw:circle draw:style-name="gr40" draw:text-style-name="P21" draw:layer="layout" svg:width="0.1cm" svg:height="0.1cm" draw:transform="rotate (-1.5707963267949) translate (16.651cm 6.847cm)">
          <text:p/>
        </draw:circle>
        <draw:rect draw:style-name="gr79" draw:text-style-name="P14" draw:layer="layout" svg:width="0.4cm" svg:height="1.3cm" svg:x="16.95cm" svg:y="6.6cm">
          <text:p/>
        </draw:rect>
        <draw:frame draw:style-name="gr37" draw:text-style-name="P31" draw:layer="layout" svg:width="1.1cm" svg:height="0.25cm" draw:transform="rotate (1.5707963267949) translate (17.02cm 7.8cm)">
          <draw:text-box>
            <text:p><text:span text:style-name="T15">CON_10pol_PIN</text:span></text:p>
          </draw:text-box>
        </draw:frame>
        <draw:polyline draw:style-name="gr73" draw:text-style-name="P2" draw:layer="layout" svg:width="2.639cm" svg:height="1.272cm" draw:transform="rotate (2.22180413778878) translate (16.1249884974925cm 7.41422096450767cm)" svg:viewBox="0 0 2640 1273" draw:points="0,849 557,1273 1526,0 2640,848">
          <text:p/>
        </draw:polyline>
        <draw:polyline draw:style-name="gr74" draw:text-style-name="P2" draw:layer="layout" svg:width="2.639cm" svg:height="1.272cm" draw:transform="rotate (2.22180413778878) translate (15.8767837272808cm 7.45094315863333cm)" svg:viewBox="0 0 2640 1273" draw:points="0,909 477,1273 1447,0 2640,909">
          <text:p/>
        </draw:polyline>
        <draw:frame draw:style-name="gr7" draw:text-style-name="P6" draw:layer="layout" svg:width="0.3cm" svg:height="0.28cm" svg:x="15.115cm" svg:y="6.952cm">
          <draw:text-box>
            <text:p><text:span text:style-name="T4">0UT</text:span></text:p>
          </draw:text-box>
        </draw:frame>
        <draw:frame draw:style-name="gr7" draw:text-style-name="P6" draw:layer="layout" svg:width="0.25cm" svg:height="0.28cm" svg:x="16.615cm" svg:y="6.952cm">
          <draw:text-box>
            <text:p><text:span text:style-name="T4">IN</text:span></text:p>
          </draw:text-box>
        </draw:frame>
        <draw:polyline draw:style-name="gr73" draw:text-style-name="P2" draw:layer="layout" svg:width="2.831cm" svg:height="1.408cm" draw:transform="rotate (0.835314580004486) translate (15.2029874958759cm 6.35980025016264cm)" svg:viewBox="0 0 2832 1409" draw:points="0,805 890,0 2165,1409 2832,805">
          <text:p/>
        </draw:polyline>
        <draw:polyline draw:style-name="gr74" draw:text-style-name="P2" draw:layer="layout" svg:width="2.831cm" svg:height="1.408cm" draw:transform="rotate (0.835314580004486) translate (14.9532364538656cm 6.31478360434286cm)" svg:viewBox="0 0 2832 1409" draw:points="0,872 964,0 2239,1409 2832,872">
          <text:p/>
        </draw:polyline>
        <draw:polyline draw:style-name="gr72" draw:text-style-name="P2" draw:layer="layout" svg:width="1.199cm" svg:height="1.499cm" svg:x="9.9cm" svg:y="8.6cm" svg:viewBox="0 0 1200 1500" draw:points="100,1500 0,1400 0,0 1200,0">
          <text:p/>
        </draw:polyline>
        <draw:polyline draw:style-name="gr73" draw:text-style-name="P2" draw:layer="layout" svg:width="1.099cm" svg:height="1.199cm" svg:x="10cm" svg:y="8.7cm" svg:viewBox="0 0 1100 1200" draw:points="0,1200 0,0 1100,0">
          <text:p/>
        </draw:polyline>
        <draw:polyline draw:style-name="gr96" draw:text-style-name="P2" draw:layer="layout" svg:width="0.299cm" svg:height="0.399cm" svg:x="10.8cm" svg:y="9.5cm" svg:viewBox="0 0 300 400" draw:points="0,400 0,0 300,0">
          <text:p/>
        </draw:polyline>
        <draw:polyline draw:style-name="gr97" draw:text-style-name="P2" draw:layer="layout" svg:width="0.399cm" svg:height="0.699cm" svg:x="10.7cm" svg:y="9.4cm" svg:viewBox="0 0 400 700" draw:points="100,700 0,600 0,0 400,0">
          <text:p/>
        </draw:polyline>
        <draw:polyline draw:style-name="gr98" draw:text-style-name="P2" draw:layer="layout" svg:width="0.499cm" svg:height="0.599cm" svg:x="10.6cm" svg:y="9.3cm" svg:viewBox="0 0 500 600" draw:points="0,600 0,0 500,0">
          <text:p/>
        </draw:polyline>
        <draw:polyline draw:style-name="gr99" draw:text-style-name="P2" draw:layer="layout" svg:width="0.599cm" svg:height="0.899cm" svg:x="10.5cm" svg:y="9.2cm" svg:viewBox="0 0 600 900" draw:points="100,900 0,800 0,0 600,0">
          <text:p/>
        </draw:polyline>
        <draw:polyline draw:style-name="gr100" draw:text-style-name="P2" draw:layer="layout" svg:width="0.699cm" svg:height="0.799cm" svg:x="10.4cm" svg:y="9.1cm" svg:viewBox="0 0 700 800" draw:points="0,800 0,0 700,0">
          <text:p/>
        </draw:polyline>
        <draw:polyline draw:style-name="gr101" draw:text-style-name="P2" draw:layer="layout" svg:width="0.799cm" svg:height="1.099cm" svg:x="10.3cm" svg:y="9cm" svg:viewBox="0 0 800 1100" draw:points="100,1100 0,1000 0,0 800,0">
          <text:p/>
        </draw:polyline>
        <draw:polyline draw:style-name="gr102" draw:text-style-name="P2" draw:layer="layout" svg:width="0.899cm" svg:height="0.999cm" svg:x="10.2cm" svg:y="8.9cm" svg:viewBox="0 0 900 1000" draw:points="0,1000 0,0 900,0">
          <text:p/>
        </draw:polyline>
        <draw:polyline draw:style-name="gr103" draw:text-style-name="P2" draw:layer="layout" svg:width="0.999cm" svg:height="1.299cm" svg:x="10.1cm" svg:y="8.8cm" svg:viewBox="0 0 1000 1300" draw:points="100,1300 0,1200 0,0 1000,0">
          <text:p/>
        </draw:polyline>
        <draw:polyline draw:style-name="gr72" draw:text-style-name="P2" draw:layer="layout" svg:width="0.099cm" svg:height="0.599cm" svg:x="9.1cm" svg:y="9.5cm" svg:viewBox="0 0 100 600" draw:points="0,0 0,500 100,600">
          <text:p/>
        </draw:polyline>
        <draw:polyline draw:style-name="gr74" draw:text-style-name="P2" draw:layer="layout" svg:width="0.099cm" svg:height="0.599cm" svg:x="9.3cm" svg:y="9.5cm" svg:viewBox="0 0 100 600" draw:points="100,600 0,500 0,0">
          <text:p/>
        </draw:polyline>
        <draw:polyline draw:style-name="gr71" draw:text-style-name="P2" draw:layer="layout" svg:width="0.099cm" svg:height="0.599cm" svg:x="9.5cm" svg:y="9.5cm" svg:viewBox="0 0 100 600" draw:points="0,0 0,500 100,600">
          <text:p/>
        </draw:polyline>
        <draw:line draw:style-name="gr76" draw:text-style-name="P2" draw:layer="layout" svg:x1="9.2cm" svg:y1="9.5cm" svg:x2="9.2cm" svg:y2="9.9cm">
          <text:p/>
        </draw:line>
        <draw:line draw:style-name="gr77" draw:text-style-name="P2" draw:layer="layout" svg:x1="9.4cm" svg:y1="9.9cm" svg:x2="9.4cm" svg:y2="9.5cm">
          <text:p/>
        </draw:line>
        <draw:line draw:style-name="gr78" draw:text-style-name="P2" draw:layer="layout" svg:x1="9.6cm" svg:y1="9.9cm" svg:x2="9.6cm" svg:y2="9.5cm">
          <text:p/>
        </draw:line>
        <draw:line draw:style-name="gr72" draw:text-style-name="P2" draw:layer="layout" svg:x1="9.1cm" svg:y1="8.601cm" svg:x2="9.1cm" svg:y2="9.5cm">
          <text:p/>
        </draw:line>
        <draw:line draw:style-name="gr74" draw:text-style-name="P2" draw:layer="layout" svg:x1="9.3cm" svg:y1="9.5cm" svg:x2="9.3cm" svg:y2="8.601cm">
          <text:p/>
        </draw:line>
        <draw:line draw:style-name="gr71" draw:text-style-name="P2" draw:layer="layout" svg:x1="9.5cm" svg:y1="8.601cm" svg:x2="9.5cm" svg:y2="9.5cm">
          <text:p/>
        </draw:line>
        <draw:line draw:style-name="gr76" draw:text-style-name="P2" draw:layer="layout" svg:x1="9.2cm" svg:y1="8.601cm" svg:x2="9.2cm" svg:y2="9.5cm">
          <text:p/>
        </draw:line>
        <draw:line draw:style-name="gr77" draw:text-style-name="P2" draw:layer="layout" svg:x1="9.4cm" svg:y1="9.5cm" svg:x2="9.4cm" svg:y2="8.601cm">
          <text:p/>
        </draw:line>
        <draw:line draw:style-name="gr78" draw:text-style-name="P2" draw:layer="layout" svg:x1="9.6cm" svg:y1="9.5cm" svg:x2="9.6cm" svg:y2="8.601cm">
          <text:p/>
        </draw:line>
        <draw:polyline draw:style-name="gr72" draw:text-style-name="P2" draw:layer="layout" svg:width="0.099cm" svg:height="0.499cm" svg:x="16.4cm" svg:y="7.3cm" svg:viewBox="0 0 100 500" draw:points="100,500 100,100 0,0">
          <text:p/>
        </draw:polyline>
        <draw:line draw:style-name="gr73" draw:text-style-name="P2" draw:layer="layout" svg:x1="16.4cm" svg:y1="7.8cm" svg:x2="16.4cm" svg:y2="7.5cm">
          <text:p/>
        </draw:line>
        <draw:polyline draw:style-name="gr73" draw:text-style-name="P2" draw:layer="layout" svg:width="5.375cm" svg:height="0.887cm" draw:transform="rotate (0.168249739892253) translate (11.1cm 8.7cm)" svg:viewBox="0 0 5376 888" draw:points="0,0 5225,888 5376,0">
          <text:p/>
        </draw:polyline>
        <draw:polyline draw:style-name="gr72" draw:text-style-name="P2" draw:layer="layout" svg:width="5.399cm" svg:height="0.799cm" svg:x="11.1cm" svg:y="7.8cm" svg:viewBox="0 0 5400 800" draw:points="0,800 5400,800 5400,0">
          <text:p/>
        </draw:polyline>
        <draw:polyline draw:style-name="gr103" draw:text-style-name="P2" draw:layer="layout" svg:width="5.199cm" svg:height="0.999cm" svg:x="11.1cm" svg:y="7.8cm" svg:viewBox="0 0 5200 1000" draw:points="5200,0 5200,1000 0,1000">
          <text:p/>
        </draw:polyline>
        <draw:polyline draw:style-name="gr102" draw:text-style-name="P2" draw:layer="layout" svg:width="5.098cm" svg:height="1.099cm" svg:x="11.101cm" svg:y="7.8cm" svg:viewBox="0 0 5099 1100" draw:points="5099,0 5099,1100 0,1100">
          <text:p/>
        </draw:polyline>
        <draw:polyline draw:style-name="gr101" draw:text-style-name="P2" draw:layer="layout" svg:width="4.999cm" svg:height="1.199cm" svg:x="11.1cm" svg:y="7.8cm" svg:viewBox="0 0 5000 1200" draw:points="5000,0 5000,1200 0,1200">
          <text:p/>
        </draw:polyline>
        <draw:polyline draw:style-name="gr100" draw:text-style-name="P2" draw:layer="layout" svg:width="4.899cm" svg:height="1.299cm" svg:x="11.1cm" svg:y="7.8cm" svg:viewBox="0 0 4900 1300" draw:points="4900,0 4900,1300 0,1300">
          <text:p/>
        </draw:polyline>
        <draw:line draw:style-name="gr100" draw:text-style-name="P2" draw:layer="layout" svg:x1="16cm" svg:y1="7.8cm" svg:x2="16cm" svg:y2="7.5cm">
          <text:p/>
        </draw:line>
        <draw:line draw:style-name="gr102" draw:text-style-name="P2" draw:layer="layout" svg:x1="16.201cm" svg:y1="7.8cm" svg:x2="16.2cm" svg:y2="7.5cm">
          <text:p/>
        </draw:line>
        <draw:polyline draw:style-name="gr103" draw:text-style-name="P2" draw:layer="layout" svg:width="0.099cm" svg:height="0.499cm" svg:x="16.2cm" svg:y="7.3cm" svg:viewBox="0 0 100 500" draw:points="100,500 100,100 0,0">
          <text:p/>
        </draw:polyline>
        <draw:polyline draw:style-name="gr99" draw:text-style-name="P2" draw:layer="layout" svg:width="4.799cm" svg:height="1.399cm" svg:x="11.1cm" svg:y="7.8cm" svg:viewBox="0 0 4800 1400" draw:points="4800,0 4800,1400 0,1400">
          <text:p/>
        </draw:polyline>
        <draw:polyline draw:style-name="gr98" draw:text-style-name="P2" draw:layer="layout" svg:width="4.699cm" svg:height="1.499cm" svg:x="11.1cm" svg:y="7.8cm" svg:viewBox="0 0 4700 1500" draw:points="4700,0 4700,1500 0,1500">
          <text:p/>
        </draw:polyline>
        <draw:polyline draw:style-name="gr96" draw:text-style-name="P2" draw:layer="layout" svg:width="4.499cm" svg:height="1.699cm" svg:x="11.1cm" svg:y="7.8cm" svg:viewBox="0 0 4500 1700" draw:points="4500,0 4500,1700 0,1700">
          <text:p/>
        </draw:polyline>
        <draw:line draw:style-name="gr96" draw:text-style-name="P2" draw:layer="layout" svg:x1="15.6cm" svg:y1="7.8cm" svg:x2="15.6cm" svg:y2="7.5cm">
          <text:p/>
        </draw:line>
        <draw:polyline draw:style-name="gr97" draw:text-style-name="P2" draw:layer="layout" svg:width="4.599cm" svg:height="1.599cm" svg:x="11.1cm" svg:y="7.8cm" svg:viewBox="0 0 4600 1600" draw:points="4600,0 4600,1600 0,1600">
          <text:p/>
        </draw:polyline>
        <draw:polyline draw:style-name="gr97" draw:text-style-name="P2" draw:layer="layout" svg:width="0.099cm" svg:height="0.499cm" svg:x="15.6cm" svg:y="7.3cm" svg:viewBox="0 0 100 500" draw:points="100,500 100,100 0,0">
          <text:p/>
        </draw:polyline>
        <draw:polyline draw:style-name="gr99" draw:text-style-name="P2" draw:layer="layout" svg:width="0.099cm" svg:height="0.499cm" svg:x="15.8cm" svg:y="7.3cm" svg:viewBox="0 0 100 500" draw:points="100,500 100,100 0,0">
          <text:p/>
        </draw:polyline>
        <draw:line draw:style-name="gr98" draw:text-style-name="P2" draw:layer="layout" svg:x1="15.8cm" svg:y1="7.8cm" svg:x2="15.8cm" svg:y2="7.5cm">
          <text:p/>
        </draw:line>
        <draw:polyline draw:style-name="gr101" draw:text-style-name="P2" draw:layer="layout" svg:width="0.099cm" svg:height="0.5cm" svg:x="16cm" svg:y="7.3cm" svg:viewBox="0 0 100 501" draw:points="100,501 100,100 0,0">
          <text:p/>
        </draw:polyline>
        <draw:frame draw:style-name="gr104" draw:text-style-name="P18" draw:layer="layout" svg:width="0.3cm" svg:height="0.2cm" svg:x="16.55cm" svg:y="8.5cm">
          <draw:text-box>
            <text:p><text:span text:style-name="T8">WSA</text:span></text:p>
          </draw:text-box>
        </draw:frame>
        <draw:frame draw:style-name="gr104" draw:text-style-name="P18" draw:layer="layout" svg:width="0.3cm" svg:height="0.2cm" svg:x="16.45cm" svg:y="8.65cm">
          <draw:text-box>
            <text:p><text:span text:style-name="T8">WSB</text:span></text:p>
          </draw:text-box>
        </draw:frame>
        <draw:frame draw:style-name="gr104" draw:text-style-name="P18" draw:layer="layout" svg:width="0.3cm" svg:height="0.2cm" svg:x="15.95cm" svg:y="9.1cm">
          <draw:text-box>
            <text:p><text:span text:style-name="T8">WRA</text:span></text:p>
          </draw:text-box>
        </draw:frame>
        <draw:frame draw:style-name="gr104" draw:text-style-name="P18" draw:layer="layout" svg:width="0.3cm" svg:height="0.2cm" svg:x="15.85cm" svg:y="9.25cm">
          <draw:text-box>
            <text:p><text:span text:style-name="T8">WRB</text:span></text:p>
          </draw:text-box>
        </draw:frame>
        <draw:frame draw:style-name="gr104" draw:text-style-name="P18" draw:layer="layout" svg:width="0.3cm" svg:height="0.2cm" svg:x="16.15cm" svg:y="8.95cm">
          <draw:text-box>
            <text:p><text:span text:style-name="T8">GND</text:span></text:p>
          </draw:text-box>
        </draw:frame>
        <draw:frame draw:style-name="gr104" draw:text-style-name="P18" draw:layer="layout" svg:width="0.3cm" svg:height="0.2cm" svg:x="16.85cm" svg:y="6.1cm">
          <draw:text-box>
            <text:p><text:span text:style-name="T8">WSA</text:span></text:p>
          </draw:text-box>
        </draw:frame>
        <draw:frame draw:style-name="gr104" draw:text-style-name="P18" draw:layer="layout" svg:width="0.3cm" svg:height="0.2cm" svg:x="14.65cm" svg:y="6.25cm">
          <draw:text-box>
            <text:p><text:span text:style-name="T8">WSB</text:span></text:p>
          </draw:text-box>
        </draw:frame>
        <draw:frame draw:style-name="gr104" draw:text-style-name="P18" draw:layer="layout" svg:width="0.3cm" svg:height="0.2cm" svg:x="17.75cm" svg:y="5.6cm">
          <draw:text-box>
            <text:p><text:span text:style-name="T8">WRA</text:span></text:p>
          </draw:text-box>
        </draw:frame>
        <draw:frame draw:style-name="gr104" draw:text-style-name="P18" draw:layer="layout" svg:width="0.3cm" svg:height="0.2cm" svg:x="15.6cm" svg:y="5.4cm">
          <draw:text-box>
            <text:p><text:span text:style-name="T8">WRB</text:span></text:p>
          </draw:text-box>
        </draw:frame>
        <draw:custom-shape draw:style-name="gr105" draw:text-style-name="P38" draw:layer="layout" svg:width="0.1cm" svg:height="0.15cm" svg:x="15.75cm" svg:y="6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05" draw:text-style-name="P38" draw:layer="layout" svg:width="0.1cm" svg:height="0.15cm" svg:x="16.751cm" svg:y="6.50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06" draw:text-style-name="P39" draw:layer="layout" svg:width="0.1cm" svg:height="0.15cm" svg:x="16.551cm" svg:y="6.501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06" draw:text-style-name="P39" draw:layer="layout" svg:width="0.1cm" svg:height="0.15cm" svg:x="15.552cm" svg:y="6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82" draw:text-style-name="P28" draw:layer="layout" svg:width="1.409cm" svg:height="0.348cm" svg:x="14cm" svg:y="3.941cm">
          <draw:text-box>
            <text:p><text:span text:style-name="T12">OUT: 0x40</text:span></text:p>
          </draw:text-box>
        </draw:frame>
        <draw:custom-shape draw:style-name="gr107" draw:text-style-name="P40" draw:layer="layout" svg:width="1.6cm" svg:height="0.4cm" svg:x="13.901cm" svg:y="3.501cm">
          <text:p/>
          <draw:enhanced-geometry svg:viewBox="0 0 21600 21600" draw:type="rectangle" draw:enhanced-path="M 0 0 L 21600 0 21600 21600 0 21600 0 0 Z N"/>
        </draw:custom-shape>
        <draw:rect draw:style-name="gr83" draw:text-style-name="P15" draw:layer="layout" svg:width="1.795cm" svg:height="1.095cm" svg:x="13.806cm" svg:y="3.498cm">
          <text:p/>
        </draw:rect>
        <draw:frame draw:style-name="gr81" draw:text-style-name="P18" draw:layer="layout" svg:width="0.18cm" svg:height="0.25cm" svg:x="13.911cm" svg:y="4.301cm">
          <draw:text-box>
            <text:p><text:span text:style-name="T8">P7</text:span></text:p>
          </draw:text-box>
        </draw:frame>
        <draw:frame draw:style-name="gr81" draw:text-style-name="P18" draw:layer="layout" svg:width="0.18cm" svg:height="0.25cm" svg:x="14.111cm" svg:y="4.301cm">
          <draw:text-box>
            <text:p><text:span text:style-name="T8">P6</text:span></text:p>
          </draw:text-box>
        </draw:frame>
        <draw:frame draw:style-name="gr81" draw:text-style-name="P18" draw:layer="layout" svg:width="0.18cm" svg:height="0.25cm" svg:x="14.311cm" svg:y="4.301cm">
          <draw:text-box>
            <text:p><text:span text:style-name="T8">P5</text:span></text:p>
          </draw:text-box>
        </draw:frame>
        <draw:frame draw:style-name="gr81" draw:text-style-name="P18" draw:layer="layout" svg:width="0.18cm" svg:height="0.25cm" svg:x="14.511cm" svg:y="4.301cm">
          <draw:text-box>
            <text:p><text:span text:style-name="T8">P4</text:span></text:p>
          </draw:text-box>
        </draw:frame>
        <draw:frame draw:style-name="gr81" draw:text-style-name="P18" draw:layer="layout" svg:width="0.18cm" svg:height="0.25cm" svg:x="14.711cm" svg:y="4.301cm">
          <draw:text-box>
            <text:p><text:span text:style-name="T8">P3</text:span></text:p>
          </draw:text-box>
        </draw:frame>
        <draw:frame draw:style-name="gr81" draw:text-style-name="P18" draw:layer="layout" svg:width="0.18cm" svg:height="0.25cm" svg:x="14.911cm" svg:y="4.301cm">
          <draw:text-box>
            <text:p><text:span text:style-name="T8">P2</text:span></text:p>
          </draw:text-box>
        </draw:frame>
        <draw:frame draw:style-name="gr81" draw:text-style-name="P18" draw:layer="layout" svg:width="0.18cm" svg:height="0.25cm" svg:x="15.111cm" svg:y="4.301cm">
          <draw:text-box>
            <text:p><text:span text:style-name="T8">P1</text:span></text:p>
          </draw:text-box>
        </draw:frame>
        <draw:frame draw:style-name="gr81" draw:text-style-name="P18" draw:layer="layout" svg:width="0.18cm" svg:height="0.25cm" svg:x="15.311cm" svg:y="4.301cm">
          <draw:text-box>
            <text:p><text:span text:style-name="T8">P0</text:span></text:p>
          </draw:text-box>
        </draw:frame>
        <draw:frame draw:style-name="gr108" draw:text-style-name="P28" draw:layer="layout" svg:width="1.6cm" svg:height="0.348cm" svg:x="13.901cm" svg:y="3.548cm">
          <draw:text-box>
            <text:p><text:span text:style-name="T12">PCF8574-Board</text:span></text:p>
          </draw:text-box>
        </draw:frame>
        <draw:custom-shape draw:style-name="gr1" draw:text-style-name="P1" draw:layer="layout" svg:width="1.8cm" svg:height="1.1cm" svg:x="16.304cm" svg:y="3.497cm">
          <text:p/>
          <draw:enhanced-geometry svg:viewBox="0 0 21600 21600" draw:type="rectangle" draw:enhanced-path="M 0 0 L 21600 0 21600 21600 0 21600 0 0 Z N"/>
        </draw:custom-shape>
        <draw:frame draw:style-name="gr82" draw:text-style-name="P28" draw:layer="layout" svg:width="1.189cm" svg:height="0.348cm" svg:x="16.611cm" svg:y="3.938cm">
          <draw:text-box>
            <text:p><text:span text:style-name="T12">IN: 0x41</text:span></text:p>
          </draw:text-box>
        </draw:frame>
        <draw:custom-shape draw:style-name="gr107" draw:text-style-name="P40" draw:layer="layout" svg:width="1.6cm" svg:height="0.4cm" svg:x="16.405cm" svg:y="3.498cm">
          <text:p/>
          <draw:enhanced-geometry svg:viewBox="0 0 21600 21600" draw:type="rectangle" draw:enhanced-path="M 0 0 L 21600 0 21600 21600 0 21600 0 0 Z N"/>
        </draw:custom-shape>
        <draw:rect draw:style-name="gr83" draw:text-style-name="P15" draw:layer="layout" svg:width="1.795cm" svg:height="1.095cm" svg:x="16.31cm" svg:y="3.495cm">
          <text:p/>
        </draw:rect>
        <draw:frame draw:style-name="gr81" draw:text-style-name="P18" draw:layer="layout" svg:width="0.18cm" svg:height="0.25cm" svg:x="16.415cm" svg:y="4.298cm">
          <draw:text-box>
            <text:p><text:span text:style-name="T8">P7</text:span></text:p>
          </draw:text-box>
        </draw:frame>
        <draw:frame draw:style-name="gr81" draw:text-style-name="P18" draw:layer="layout" svg:width="0.18cm" svg:height="0.25cm" svg:x="16.615cm" svg:y="4.298cm">
          <draw:text-box>
            <text:p><text:span text:style-name="T8">P6</text:span></text:p>
          </draw:text-box>
        </draw:frame>
        <draw:frame draw:style-name="gr81" draw:text-style-name="P18" draw:layer="layout" svg:width="0.18cm" svg:height="0.25cm" svg:x="16.815cm" svg:y="4.298cm">
          <draw:text-box>
            <text:p><text:span text:style-name="T8">P5</text:span></text:p>
          </draw:text-box>
        </draw:frame>
        <draw:frame draw:style-name="gr81" draw:text-style-name="P18" draw:layer="layout" svg:width="0.18cm" svg:height="0.25cm" svg:x="17.015cm" svg:y="4.298cm">
          <draw:text-box>
            <text:p><text:span text:style-name="T8">P4</text:span></text:p>
          </draw:text-box>
        </draw:frame>
        <draw:frame draw:style-name="gr81" draw:text-style-name="P18" draw:layer="layout" svg:width="0.18cm" svg:height="0.25cm" svg:x="17.215cm" svg:y="4.298cm">
          <draw:text-box>
            <text:p><text:span text:style-name="T8">P3</text:span></text:p>
          </draw:text-box>
        </draw:frame>
        <draw:frame draw:style-name="gr81" draw:text-style-name="P18" draw:layer="layout" svg:width="0.18cm" svg:height="0.25cm" svg:x="17.415cm" svg:y="4.298cm">
          <draw:text-box>
            <text:p><text:span text:style-name="T8">P2</text:span></text:p>
          </draw:text-box>
        </draw:frame>
        <draw:frame draw:style-name="gr81" draw:text-style-name="P18" draw:layer="layout" svg:width="0.18cm" svg:height="0.25cm" svg:x="17.615cm" svg:y="4.298cm">
          <draw:text-box>
            <text:p><text:span text:style-name="T8">P1</text:span></text:p>
          </draw:text-box>
        </draw:frame>
        <draw:frame draw:style-name="gr81" draw:text-style-name="P18" draw:layer="layout" svg:width="0.18cm" svg:height="0.25cm" svg:x="17.815cm" svg:y="4.298cm">
          <draw:text-box>
            <text:p><text:span text:style-name="T8">P0</text:span></text:p>
          </draw:text-box>
        </draw:frame>
        <draw:frame draw:style-name="gr108" draw:text-style-name="P28" draw:layer="layout" svg:width="1.6cm" svg:height="0.348cm" svg:x="16.405cm" svg:y="3.545cm">
          <draw:text-box>
            <text:p><text:span text:style-name="T12">PCF8574-Board</text:span></text:p>
          </draw:text-box>
        </draw:frame>
        <draw:g draw:style-name="gr25">
          <draw:rect draw:style-name="gr79" draw:text-style-name="P14" draw:layer="layout" svg:width="0.4cm" svg:height="1.5cm" svg:x="18.3cm" svg:y="3.3cm">
            <text:p/>
          </draw:rect>
          <draw:frame draw:style-name="gr37" draw:text-style-name="P31" draw:layer="layout" svg:width="1.364cm" svg:height="0.25cm" draw:transform="rotate (1.5707963267949) translate (18.38cm 4.705cm)">
            <draw:text-box>
              <text:p><text:span text:style-name="T15">CON_I2C_Term</text:span></text:p>
            </draw:text-box>
          </draw:frame>
        </draw:g>
        <draw:frame draw:style-name="gr104" draw:text-style-name="P18" draw:layer="layout" svg:width="0.25cm" svg:height="0.2cm" svg:x="5cm" svg:y="5.3cm">
          <draw:text-box>
            <text:p><text:span text:style-name="T8">5V</text:span></text:p>
          </draw:text-box>
        </draw:frame>
        <draw:frame draw:style-name="gr104" draw:text-style-name="P18" draw:layer="layout" svg:width="0.4cm" svg:height="0.2cm" svg:x="5.05cm" svg:y="5.08cm">
          <draw:text-box>
            <text:p><text:span text:style-name="T8">V-/0V</text:span></text:p>
          </draw:text-box>
        </draw:frame>
        <draw:frame draw:style-name="gr104" draw:text-style-name="P18" draw:layer="layout" svg:width="0.2cm" svg:height="0.2cm" svg:x="5.45cm" svg:y="4.9cm">
          <draw:text-box>
            <text:p><text:span text:style-name="T8">V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1T12:40:12.276937600</dc:date>
    <meta:editing-duration>P1DT9H49M23S</meta:editing-duration>
    <meta:editing-cycles>158</meta:editing-cycles>
    <meta:generator>LibreOffice/25.2.3.2$Windows_X86_64 LibreOffice_project/bbb074479178df812d175f709636b368952c2ce3</meta:generator>
    <meta:print-date>2024-10-20T09:56:13.86</meta:print-date>
    <meta:printed-by>Karl Hartinger</meta:printed-by>
    <meta:document-statistic meta:object-count="564"/>
  </office:meta>
</office:document-meta>
</file>